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uv_state_pwm_00" table:style-name="ta1">
        <table:shapes>
          <draw:frame draw:z-index="0" draw:style-name="gr1" draw:text-style-name="P1" svg:width="1080pt" svg:height="255.23pt" svg:x="143.49pt" svg:y="19.59pt">
            <loext:p draw:notify-on-update-of-ranges="auv_state_pwm_00.A1:auv_state_pwm_00.A3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07.21pt" svg:height="255.09pt" svg:x="183.51pt" svg:y="288.94pt">
            <loext:p draw:notify-on-update-of-ranges="auv_state_pwm_00.B1:auv_state_pwm_00.B3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76477402309" calcext:value-type="float">
            <text:p>-0.0576477402</text:p>
          </table:table-cell>
          <table:table-cell office:value-type="float" office:value="-0.0421684564836" calcext:value-type="float">
            <text:p>-0.0421684565</text:p>
          </table:table-cell>
        </table:table-row>
        <table:table-row table:style-name="ro1">
          <table:table-cell office:value-type="float" office:value="-0.0588736135606" calcext:value-type="float">
            <text:p>-0.0588736136</text:p>
          </table:table-cell>
          <table:table-cell office:value-type="float" office:value="-0.0484561639046" calcext:value-type="float">
            <text:p>-0.0484561639</text:p>
          </table:table-cell>
        </table:table-row>
        <table:table-row table:style-name="ro1">
          <table:table-cell office:value-type="float" office:value="-0.070169232781" calcext:value-type="float">
            <text:p>-0.0701692328</text:p>
          </table:table-cell>
          <table:table-cell office:value-type="float" office:value="0.0161085423664" calcext:value-type="float">
            <text:p>0.0161085424</text:p>
          </table:table-cell>
        </table:table-row>
        <table:table-row table:style-name="ro1">
          <table:table-cell office:value-type="float" office:value="-0.0826092891488" calcext:value-type="float">
            <text:p>-0.0826092891</text:p>
          </table:table-cell>
          <table:table-cell office:value-type="float" office:value="-0.0309909350309" calcext:value-type="float">
            <text:p>-0.030990935</text:p>
          </table:table-cell>
        </table:table-row>
        <table:table-row table:style-name="ro1">
          <table:table-cell office:value-type="float" office:value="-0.0804151762929" calcext:value-type="float">
            <text:p>-0.0804151763</text:p>
          </table:table-cell>
          <table:table-cell office:value-type="float" office:value="-0.044060990056" calcext:value-type="float">
            <text:p>-0.0440609901</text:p>
          </table:table-cell>
        </table:table-row>
        <table:table-row table:style-name="ro1">
          <table:table-cell office:value-type="float" office:value="-0.0553712044749" calcext:value-type="float">
            <text:p>-0.0553712045</text:p>
          </table:table-cell>
          <table:table-cell office:value-type="float" office:value="0.00238096779838" calcext:value-type="float">
            <text:p>0.0023809678</text:p>
          </table:table-cell>
        </table:table-row>
        <table:table-row table:style-name="ro1">
          <table:table-cell office:value-type="float" office:value="-0.068557000109" calcext:value-type="float">
            <text:p>-0.0685570001</text:p>
          </table:table-cell>
          <table:table-cell office:value-type="float" office:value="-0.0241594525427" calcext:value-type="float">
            <text:p>-0.0241594525</text:p>
          </table:table-cell>
        </table:table-row>
        <table:table-row table:style-name="ro1">
          <table:table-cell office:value-type="float" office:value="-0.0805337468628" calcext:value-type="float">
            <text:p>-0.0805337469</text:p>
          </table:table-cell>
          <table:table-cell office:value-type="float" office:value="-0.0507986452896" calcext:value-type="float">
            <text:p>-0.0507986453</text:p>
          </table:table-cell>
        </table:table-row>
        <table:table-row table:style-name="ro1">
          <table:table-cell office:value-type="float" office:value="-0.04883383465" calcext:value-type="float">
            <text:p>-0.0488338347</text:p>
          </table:table-cell>
          <table:table-cell office:value-type="float" office:value="-0.0226274043834" calcext:value-type="float">
            <text:p>-0.0226274044</text:p>
          </table:table-cell>
        </table:table-row>
        <table:table-row table:style-name="ro1">
          <table:table-cell office:value-type="float" office:value="-0.0469883483229" calcext:value-type="float">
            <text:p>-0.0469883483</text:p>
          </table:table-cell>
          <table:table-cell office:value-type="float" office:value="-0.0296917408146" calcext:value-type="float">
            <text:p>-0.0296917408</text:p>
          </table:table-cell>
        </table:table-row>
        <table:table-row table:style-name="ro1">
          <table:table-cell office:value-type="float" office:value="-0.0640183456382" calcext:value-type="float">
            <text:p>-0.0640183456</text:p>
          </table:table-cell>
          <table:table-cell office:value-type="float" office:value="-0.0574645350873" calcext:value-type="float">
            <text:p>-0.0574645351</text:p>
          </table:table-cell>
        </table:table-row>
        <table:table-row table:style-name="ro1">
          <table:table-cell office:value-type="float" office:value="-0.104154405892" calcext:value-type="float">
            <text:p>-0.1041544059</text:p>
          </table:table-cell>
          <table:table-cell office:value-type="float" office:value="-0.0229846281465" calcext:value-type="float">
            <text:p>-0.0229846281</text:p>
          </table:table-cell>
        </table:table-row>
        <table:table-row table:style-name="ro1">
          <table:table-cell office:value-type="float" office:value="-0.165469752755" calcext:value-type="float">
            <text:p>-0.1654697528</text:p>
          </table:table-cell>
          <table:table-cell office:value-type="float" office:value="0.127821988827" calcext:value-type="float">
            <text:p>0.1278219888</text:p>
          </table:table-cell>
        </table:table-row>
        <table:table-row table:style-name="ro1">
          <table:table-cell office:value-type="float" office:value="-0.15729317084" calcext:value-type="float">
            <text:p>-0.1572931708</text:p>
          </table:table-cell>
          <table:table-cell office:value-type="float" office:value="0.185044111144" calcext:value-type="float">
            <text:p>0.1850441111</text:p>
          </table:table-cell>
        </table:table-row>
        <table:table-row table:style-name="ro1">
          <table:table-cell office:value-type="float" office:value="-0.00143790570321" calcext:value-type="float">
            <text:p>-0.0014379057</text:p>
          </table:table-cell>
          <table:table-cell office:value-type="float" office:value="-0.105836412292" calcext:value-type="float">
            <text:p>-0.1058364123</text:p>
          </table:table-cell>
        </table:table-row>
        <table:table-row table:style-name="ro1">
          <table:table-cell office:value-type="float" office:value="0.234633597918" calcext:value-type="float">
            <text:p>0.2346335979</text:p>
          </table:table-cell>
          <table:table-cell office:value-type="float" office:value="-0.495934372991" calcext:value-type="float">
            <text:p>-0.495934373</text:p>
          </table:table-cell>
        </table:table-row>
        <table:table-row table:style-name="ro1">
          <table:table-cell office:value-type="float" office:value="0.0382150717545" calcext:value-type="float">
            <text:p>0.0382150718</text:p>
          </table:table-cell>
          <table:table-cell office:value-type="float" office:value="-0.33815113239" calcext:value-type="float">
            <text:p>-0.3381511324</text:p>
          </table:table-cell>
        </table:table-row>
        <table:table-row table:style-name="ro1">
          <table:table-cell office:value-type="float" office:value="-0.192261146698" calcext:value-type="float">
            <text:p>-0.1922611467</text:p>
          </table:table-cell>
          <table:table-cell office:value-type="float" office:value="0.559378526621" calcext:value-type="float">
            <text:p>0.5593785266</text:p>
          </table:table-cell>
        </table:table-row>
        <table:table-row table:style-name="ro1">
          <table:table-cell office:value-type="float" office:value="-0.395148986578" calcext:value-type="float">
            <text:p>-0.3951489866</text:p>
          </table:table-cell>
          <table:table-cell office:value-type="float" office:value="0.238699057326" calcext:value-type="float">
            <text:p>0.2386990573</text:p>
          </table:table-cell>
        </table:table-row>
        <table:table-row table:style-name="ro1">
          <table:table-cell office:value-type="float" office:value="-0.249601574633" calcext:value-type="float">
            <text:p>-0.2496015746</text:p>
          </table:table-cell>
          <table:table-cell office:value-type="float" office:value="-0.173981818669" calcext:value-type="float">
            <text:p>-0.1739818187</text:p>
          </table:table-cell>
        </table:table-row>
        <table:table-row table:style-name="ro1">
          <table:table-cell office:value-type="float" office:value="0.0664735412411" calcext:value-type="float">
            <text:p>0.0664735412</text:p>
          </table:table-cell>
          <table:table-cell office:value-type="float" office:value="-0.28407474814" calcext:value-type="float">
            <text:p>-0.2840747481</text:p>
          </table:table-cell>
        </table:table-row>
        <table:table-row table:style-name="ro1">
          <table:table-cell office:value-type="float" office:value="0.116807926744" calcext:value-type="float">
            <text:p>0.1168079267</text:p>
          </table:table-cell>
          <table:table-cell office:value-type="float" office:value="-0.187063885611" calcext:value-type="float">
            <text:p>-0.1870638856</text:p>
          </table:table-cell>
        </table:table-row>
        <table:table-row table:style-name="ro1">
          <table:table-cell office:value-type="float" office:value="-0.160901195258" calcext:value-type="float">
            <text:p>-0.1609011953</text:p>
          </table:table-cell>
          <table:table-cell office:value-type="float" office:value="-0.097839805847" calcext:value-type="float">
            <text:p>-0.0978398058</text:p>
          </table:table-cell>
        </table:table-row>
        <table:table-row table:style-name="ro1">
          <table:table-cell office:value-type="float" office:value="-0.168720110301" calcext:value-type="float">
            <text:p>-0.1687201103</text:p>
          </table:table-cell>
          <table:table-cell office:value-type="float" office:value="0.306124068461" calcext:value-type="float">
            <text:p>0.3061240685</text:p>
          </table:table-cell>
        </table:table-row>
        <table:table-row table:style-name="ro1">
          <table:table-cell office:value-type="float" office:value="-0.209141601473" calcext:value-type="float">
            <text:p>-0.2091416015</text:p>
          </table:table-cell>
          <table:table-cell office:value-type="float" office:value="0.120318521932" calcext:value-type="float">
            <text:p>0.1203185219</text:p>
          </table:table-cell>
        </table:table-row>
        <table:table-row table:style-name="ro1">
          <table:table-cell office:value-type="float" office:value="-0.2641498309" calcext:value-type="float">
            <text:p>-0.2641498309</text:p>
          </table:table-cell>
          <table:table-cell office:value-type="float" office:value="-0.0510647758283" calcext:value-type="float">
            <text:p>-0.0510647758</text:p>
          </table:table-cell>
        </table:table-row>
        <table:table-row table:style-name="ro1">
          <table:table-cell office:value-type="float" office:value="0.0239107905608" calcext:value-type="float">
            <text:p>0.0239107906</text:p>
          </table:table-cell>
          <table:table-cell office:value-type="float" office:value="-0.236291667279" calcext:value-type="float">
            <text:p>-0.2362916673</text:p>
          </table:table-cell>
        </table:table-row>
        <table:table-row table:style-name="ro1">
          <table:table-cell office:value-type="float" office:value="0.200408857986" calcext:value-type="float">
            <text:p>0.200408858</text:p>
          </table:table-cell>
          <table:table-cell office:value-type="float" office:value="-0.354359285273" calcext:value-type="float">
            <text:p>-0.3543592853</text:p>
          </table:table-cell>
        </table:table-row>
        <table:table-row table:style-name="ro1">
          <table:table-cell office:value-type="float" office:value="-0.105224153996" calcext:value-type="float">
            <text:p>-0.105224154</text:p>
          </table:table-cell>
          <table:table-cell office:value-type="float" office:value="-0.264170789514" calcext:value-type="float">
            <text:p>-0.2641707895</text:p>
          </table:table-cell>
        </table:table-row>
        <table:table-row table:style-name="ro1">
          <table:table-cell office:value-type="float" office:value="-0.137965510134" calcext:value-type="float">
            <text:p>-0.1379655101</text:p>
          </table:table-cell>
          <table:table-cell office:value-type="float" office:value="0.353496894054" calcext:value-type="float">
            <text:p>0.3534968941</text:p>
          </table:table-cell>
        </table:table-row>
        <table:table-row table:style-name="ro1">
          <table:table-cell office:value-type="float" office:value="-0.252173253167" calcext:value-type="float">
            <text:p>-0.2521732532</text:p>
          </table:table-cell>
          <table:table-cell office:value-type="float" office:value="0.344406702965" calcext:value-type="float">
            <text:p>0.344406703</text:p>
          </table:table-cell>
        </table:table-row>
        <table:table-row table:style-name="ro1">
          <table:table-cell office:value-type="float" office:value="-0.248188028522" calcext:value-type="float">
            <text:p>-0.2481880285</text:p>
          </table:table-cell>
          <table:table-cell office:value-type="float" office:value="-0.163838671949" calcext:value-type="float">
            <text:p>-0.1638386719</text:p>
          </table:table-cell>
        </table:table-row>
        <table:table-row table:style-name="ro1">
          <table:table-cell office:value-type="float" office:value="0.102560637631" calcext:value-type="float">
            <text:p>0.1025606376</text:p>
          </table:table-cell>
          <table:table-cell office:value-type="float" office:value="-0.0286544310534" calcext:value-type="float">
            <text:p>-0.0286544311</text:p>
          </table:table-cell>
        </table:table-row>
        <table:table-row table:style-name="ro1">
          <table:table-cell office:value-type="float" office:value="-0.0379795431672" calcext:value-type="float">
            <text:p>-0.0379795432</text:p>
          </table:table-cell>
          <table:table-cell office:value-type="float" office:value="-0.145445094807" calcext:value-type="float">
            <text:p>-0.1454450948</text:p>
          </table:table-cell>
        </table:table-row>
        <table:table-row table:style-name="ro1">
          <table:table-cell office:value-type="float" office:value="0.122285168963" calcext:value-type="float">
            <text:p>0.122285169</text:p>
          </table:table-cell>
          <table:table-cell office:value-type="float" office:value="-0.303856024873" calcext:value-type="float">
            <text:p>-0.3038560249</text:p>
          </table:table-cell>
        </table:table-row>
        <table:table-row table:style-name="ro1">
          <table:table-cell office:value-type="float" office:value="-0.133812552625" calcext:value-type="float">
            <text:p>-0.1338125526</text:p>
          </table:table-cell>
          <table:table-cell office:value-type="float" office:value="0.0405045581795" calcext:value-type="float">
            <text:p>0.0405045582</text:p>
          </table:table-cell>
        </table:table-row>
        <table:table-row table:style-name="ro1">
          <table:table-cell office:value-type="float" office:value="-0.165034336187" calcext:value-type="float">
            <text:p>-0.1650343362</text:p>
          </table:table-cell>
          <table:table-cell office:value-type="float" office:value="0.322113791294" calcext:value-type="float">
            <text:p>0.3221137913</text:p>
          </table:table-cell>
        </table:table-row>
        <table:table-row table:style-name="ro1">
          <table:table-cell office:value-type="float" office:value="-0.328364501372" calcext:value-type="float">
            <text:p>-0.3283645014</text:p>
          </table:table-cell>
          <table:table-cell office:value-type="float" office:value="0.13291631151" calcext:value-type="float">
            <text:p>0.1329163115</text:p>
          </table:table-cell>
        </table:table-row>
        <table:table-row table:style-name="ro1">
          <table:table-cell office:value-type="float" office:value="0.0565610991558" calcext:value-type="float">
            <text:p>0.0565610992</text:p>
          </table:table-cell>
          <table:table-cell office:value-type="float" office:value="-0.0170931312558" calcext:value-type="float">
            <text:p>-0.0170931313</text:p>
          </table:table-cell>
        </table:table-row>
        <table:table-row table:style-name="ro1">
          <table:table-cell office:value-type="float" office:value="-0.0560251196148" calcext:value-type="float">
            <text:p>-0.0560251196</text:p>
          </table:table-cell>
          <table:table-cell office:value-type="float" office:value="-0.116214443492" calcext:value-type="float">
            <text:p>-0.1162144435</text:p>
          </table:table-cell>
        </table:table-row>
        <table:table-row table:style-name="ro1">
          <table:table-cell office:value-type="float" office:value="0.0720166971115" calcext:value-type="float">
            <text:p>0.0720166971</text:p>
          </table:table-cell>
          <table:table-cell office:value-type="float" office:value="-0.144326814814" calcext:value-type="float">
            <text:p>-0.1443268148</text:p>
          </table:table-cell>
        </table:table-row>
        <table:table-row table:style-name="ro1">
          <table:table-cell office:value-type="float" office:value="0.0793488542922" calcext:value-type="float">
            <text:p>0.0793488543</text:p>
          </table:table-cell>
          <table:table-cell office:value-type="float" office:value="-0.26666749578" calcext:value-type="float">
            <text:p>-0.2666674958</text:p>
          </table:table-cell>
        </table:table-row>
        <table:table-row table:style-name="ro1">
          <table:table-cell office:value-type="float" office:value="-0.0642548243981" calcext:value-type="float">
            <text:p>-0.0642548244</text:p>
          </table:table-cell>
          <table:table-cell office:value-type="float" office:value="-0.030398303736" calcext:value-type="float">
            <text:p>-0.0303983037</text:p>
          </table:table-cell>
        </table:table-row>
        <table:table-row table:style-name="ro1">
          <table:table-cell office:value-type="float" office:value="-0.124423559681" calcext:value-type="float">
            <text:p>-0.1244235597</text:p>
          </table:table-cell>
          <table:table-cell office:value-type="float" office:value="0.310794531964" calcext:value-type="float">
            <text:p>0.310794532</text:p>
          </table:table-cell>
        </table:table-row>
        <table:table-row table:style-name="ro1">
          <table:table-cell office:value-type="float" office:value="-0.361729919873" calcext:value-type="float">
            <text:p>-0.3617299199</text:p>
          </table:table-cell>
          <table:table-cell office:value-type="float" office:value="0.137661911733" calcext:value-type="float">
            <text:p>0.1376619117</text:p>
          </table:table-cell>
        </table:table-row>
        <table:table-row table:style-name="ro1">
          <table:table-cell office:value-type="float" office:value="0.0106324581709" calcext:value-type="float">
            <text:p>0.0106324582</text:p>
          </table:table-cell>
          <table:table-cell office:value-type="float" office:value="0.0662200690107" calcext:value-type="float">
            <text:p>0.066220069</text:p>
          </table:table-cell>
        </table:table-row>
        <table:table-row table:style-name="ro1">
          <table:table-cell office:value-type="float" office:value="0.0680616541486" calcext:value-type="float">
            <text:p>0.0680616541</text:p>
          </table:table-cell>
          <table:table-cell office:value-type="float" office:value="-0.157891688179" calcext:value-type="float">
            <text:p>-0.1578916882</text:p>
          </table:table-cell>
        </table:table-row>
        <table:table-row table:style-name="ro1">
          <table:table-cell office:value-type="float" office:value="0.170109006744" calcext:value-type="float">
            <text:p>0.1701090067</text:p>
          </table:table-cell>
          <table:table-cell office:value-type="float" office:value="-0.30561371617" calcext:value-type="float">
            <text:p>-0.3056137162</text:p>
          </table:table-cell>
        </table:table-row>
        <table:table-row table:style-name="ro1">
          <table:table-cell office:value-type="float" office:value="-0.0979848259315" calcext:value-type="float">
            <text:p>-0.0979848259</text:p>
          </table:table-cell>
          <table:table-cell office:value-type="float" office:value="-0.319163103551" calcext:value-type="float">
            <text:p>-0.3191631036</text:p>
          </table:table-cell>
        </table:table-row>
        <table:table-row table:style-name="ro1">
          <table:table-cell office:value-type="float" office:value="-0.0586864524102" calcext:value-type="float">
            <text:p>-0.0586864524</text:p>
          </table:table-cell>
          <table:table-cell office:value-type="float" office:value="0.465491904505" calcext:value-type="float">
            <text:p>0.4654919045</text:p>
          </table:table-cell>
        </table:table-row>
        <table:table-row table:style-name="ro1">
          <table:table-cell office:value-type="float" office:value="-0.24246820908" calcext:value-type="float">
            <text:p>-0.2424682091</text:p>
          </table:table-cell>
          <table:table-cell office:value-type="float" office:value="0.362303239368" calcext:value-type="float">
            <text:p>0.3623032394</text:p>
          </table:table-cell>
        </table:table-row>
        <table:table-row table:style-name="ro1">
          <table:table-cell office:value-type="float" office:value="-0.18008717062" calcext:value-type="float">
            <text:p>-0.1800871706</text:p>
          </table:table-cell>
          <table:table-cell office:value-type="float" office:value="-0.199714080859" calcext:value-type="float">
            <text:p>-0.1997140809</text:p>
          </table:table-cell>
        </table:table-row>
        <table:table-row table:style-name="ro1">
          <table:table-cell office:value-type="float" office:value="0.0500116100628" calcext:value-type="float">
            <text:p>0.0500116101</text:p>
          </table:table-cell>
          <table:table-cell office:value-type="float" office:value="-0.171226391383" calcext:value-type="float">
            <text:p>-0.1712263914</text:p>
          </table:table-cell>
        </table:table-row>
        <table:table-row table:style-name="ro1">
          <table:table-cell office:value-type="float" office:value="0.139593247063" calcext:value-type="float">
            <text:p>0.1395932471</text:p>
          </table:table-cell>
          <table:table-cell office:value-type="float" office:value="-0.187794513479" calcext:value-type="float">
            <text:p>-0.1877945135</text:p>
          </table:table-cell>
        </table:table-row>
        <table:table-row table:style-name="ro1">
          <table:table-cell office:value-type="float" office:value="-0.190561854467" calcext:value-type="float">
            <text:p>-0.1905618545</text:p>
          </table:table-cell>
          <table:table-cell office:value-type="float" office:value="-0.330841418467" calcext:value-type="float">
            <text:p>-0.3308414185</text:p>
          </table:table-cell>
        </table:table-row>
        <table:table-row table:style-name="ro1">
          <table:table-cell office:value-type="float" office:value="-0.166790784951" calcext:value-type="float">
            <text:p>-0.166790785</text:p>
          </table:table-cell>
          <table:table-cell office:value-type="float" office:value="0.143214866258" calcext:value-type="float">
            <text:p>0.1432148663</text:p>
          </table:table-cell>
        </table:table-row>
        <table:table-row table:style-name="ro1">
          <table:table-cell office:value-type="float" office:value="-0.168697397523" calcext:value-type="float">
            <text:p>-0.1686973975</text:p>
          </table:table-cell>
          <table:table-cell office:value-type="float" office:value="0.376079681441" calcext:value-type="float">
            <text:p>0.3760796814</text:p>
          </table:table-cell>
        </table:table-row>
        <table:table-row table:style-name="ro1">
          <table:table-cell office:value-type="float" office:value="-0.343483464159" calcext:value-type="float">
            <text:p>-0.3434834642</text:p>
          </table:table-cell>
          <table:table-cell office:value-type="float" office:value="0.077415216621" calcext:value-type="float">
            <text:p>0.0774152166</text:p>
          </table:table-cell>
        </table:table-row>
        <table:table-row table:style-name="ro1">
          <table:table-cell office:value-type="float" office:value="0.0518841626029" calcext:value-type="float">
            <text:p>0.0518841626</text:p>
          </table:table-cell>
          <table:table-cell office:value-type="float" office:value="-0.115808646725" calcext:value-type="float">
            <text:p>-0.1158086467</text:p>
          </table:table-cell>
        </table:table-row>
        <table:table-row table:style-name="ro1">
          <table:table-cell office:value-type="float" office:value="0.0798466533422" calcext:value-type="float">
            <text:p>0.0798466533</text:p>
          </table:table-cell>
          <table:table-cell office:value-type="float" office:value="-0.327325633876" calcext:value-type="float">
            <text:p>-0.3273256339</text:p>
          </table:table-cell>
        </table:table-row>
        <table:table-row table:style-name="ro1">
          <table:table-cell office:value-type="float" office:value="0.120890416168" calcext:value-type="float">
            <text:p>0.1208904162</text:p>
          </table:table-cell>
          <table:table-cell office:value-type="float" office:value="-0.237970293257" calcext:value-type="float">
            <text:p>-0.2379702933</text:p>
          </table:table-cell>
        </table:table-row>
        <table:table-row table:style-name="ro1">
          <table:table-cell office:value-type="float" office:value="-0.15855401326" calcext:value-type="float">
            <text:p>-0.1585540133</text:p>
          </table:table-cell>
          <table:table-cell office:value-type="float" office:value="0.0972637271974" calcext:value-type="float">
            <text:p>0.0972637272</text:p>
          </table:table-cell>
        </table:table-row>
        <table:table-row table:style-name="ro1">
          <table:table-cell office:value-type="float" office:value="-0.0795400947891" calcext:value-type="float">
            <text:p>-0.0795400948</text:p>
          </table:table-cell>
          <table:table-cell office:value-type="float" office:value="0.364261691161" calcext:value-type="float">
            <text:p>0.3642616912</text:p>
          </table:table-cell>
        </table:table-row>
        <table:table-row table:style-name="ro1">
          <table:table-cell office:value-type="float" office:value="-0.272233990263" calcext:value-type="float">
            <text:p>-0.2722339903</text:p>
          </table:table-cell>
          <table:table-cell office:value-type="float" office:value="0.0757266640803" calcext:value-type="float">
            <text:p>0.0757266641</text:p>
          </table:table-cell>
        </table:table-row>
        <table:table-row table:style-name="ro1">
          <table:table-cell office:value-type="float" office:value="-0.0805176944286" calcext:value-type="float">
            <text:p>-0.0805176944</text:p>
          </table:table-cell>
          <table:table-cell office:value-type="float" office:value="-0.0960257163271" calcext:value-type="float">
            <text:p>-0.0960257163</text:p>
          </table:table-cell>
        </table:table-row>
        <table:table-row table:style-name="ro1">
          <table:table-cell office:value-type="float" office:value="-0.00509587356588" calcext:value-type="float">
            <text:p>-0.0050958736</text:p>
          </table:table-cell>
          <table:table-cell office:value-type="float" office:value="-0.264233080633" calcext:value-type="float">
            <text:p>-0.2642330806</text:p>
          </table:table-cell>
        </table:table-row>
        <table:table-row table:style-name="ro1">
          <table:table-cell office:value-type="float" office:value="0.166558339857" calcext:value-type="float">
            <text:p>0.1665583399</text:p>
          </table:table-cell>
          <table:table-cell office:value-type="float" office:value="-0.333815531619" calcext:value-type="float">
            <text:p>-0.3338155316</text:p>
          </table:table-cell>
        </table:table-row>
        <table:table-row table:style-name="ro1">
          <table:table-cell office:value-type="float" office:value="-0.241453114171" calcext:value-type="float">
            <text:p>-0.2414531142</text:p>
          </table:table-cell>
          <table:table-cell office:value-type="float" office:value="-0.25683741264" calcext:value-type="float">
            <text:p>-0.2568374126</text:p>
          </table:table-cell>
        </table:table-row>
        <table:table-row table:style-name="ro1">
          <table:table-cell office:value-type="float" office:value="-0.0202868553204" calcext:value-type="float">
            <text:p>-0.0202868553</text:p>
          </table:table-cell>
          <table:table-cell office:value-type="float" office:value="0.499188238867" calcext:value-type="float">
            <text:p>0.4991882389</text:p>
          </table:table-cell>
        </table:table-row>
        <table:table-row table:style-name="ro1">
          <table:table-cell office:value-type="float" office:value="-0.213114711419" calcext:value-type="float">
            <text:p>-0.2131147114</text:p>
          </table:table-cell>
          <table:table-cell office:value-type="float" office:value="0.297481426913" calcext:value-type="float">
            <text:p>0.2974814269</text:p>
          </table:table-cell>
        </table:table-row>
        <table:table-row table:style-name="ro1">
          <table:table-cell office:value-type="float" office:value="-0.139225402381" calcext:value-type="float">
            <text:p>-0.1392254024</text:p>
          </table:table-cell>
          <table:table-cell office:value-type="float" office:value="-0.025020171823" calcext:value-type="float">
            <text:p>-0.0250201718</text:p>
          </table:table-cell>
        </table:table-row>
        <table:table-row table:style-name="ro1">
          <table:table-cell office:value-type="float" office:value="0.136911704829" calcext:value-type="float">
            <text:p>0.1369117048</text:p>
          </table:table-cell>
          <table:table-cell office:value-type="float" office:value="-0.239715413041" calcext:value-type="float">
            <text:p>-0.239715413</text:p>
          </table:table-cell>
        </table:table-row>
        <table:table-row table:style-name="ro1">
          <table:table-cell office:value-type="float" office:value="0.203016679622" calcext:value-type="float">
            <text:p>0.2030166796</text:p>
          </table:table-cell>
          <table:table-cell office:value-type="float" office:value="-0.342012597062" calcext:value-type="float">
            <text:p>-0.3420125971</text:p>
          </table:table-cell>
        </table:table-row>
        <table:table-row table:style-name="ro1">
          <table:table-cell office:value-type="float" office:value="-0.163510387335" calcext:value-type="float">
            <text:p>-0.1635103873</text:p>
          </table:table-cell>
          <table:table-cell office:value-type="float" office:value="-0.335551460311" calcext:value-type="float">
            <text:p>-0.3355514603</text:p>
          </table:table-cell>
        </table:table-row>
        <table:table-row table:style-name="ro1">
          <table:table-cell office:value-type="float" office:value="0.0130179028865" calcext:value-type="float">
            <text:p>0.0130179029</text:p>
          </table:table-cell>
          <table:table-cell office:value-type="float" office:value="0.52041158516" calcext:value-type="float">
            <text:p>0.5204115852</text:p>
          </table:table-cell>
        </table:table-row>
        <table:table-row table:style-name="ro1">
          <table:table-cell office:value-type="float" office:value="-0.350442162417" calcext:value-type="float">
            <text:p>-0.3504421624</text:p>
          </table:table-cell>
          <table:table-cell office:value-type="float" office:value="0.153293894604" calcext:value-type="float">
            <text:p>0.1532938946</text:p>
          </table:table-cell>
        </table:table-row>
        <table:table-row table:style-name="ro1">
          <table:table-cell office:value-type="float" office:value="-0.376441843361" calcext:value-type="float">
            <text:p>-0.3764418434</text:p>
          </table:table-cell>
          <table:table-cell office:value-type="float" office:value="-0.219106316753" calcext:value-type="float">
            <text:p>-0.2191063168</text:p>
          </table:table-cell>
        </table:table-row>
        <table:table-row table:style-name="ro1">
          <table:table-cell office:value-type="float" office:value="0.187874967512" calcext:value-type="float">
            <text:p>0.1878749675</text:p>
          </table:table-cell>
          <table:table-cell office:value-type="float" office:value="-0.112261844482" calcext:value-type="float">
            <text:p>-0.1122618445</text:p>
          </table:table-cell>
        </table:table-row>
        <table:table-row table:style-name="ro1">
          <table:table-cell office:value-type="float" office:value="0.123952365462" calcext:value-type="float">
            <text:p>0.1239523655</text:p>
          </table:table-cell>
          <table:table-cell office:value-type="float" office:value="-0.275424359031" calcext:value-type="float">
            <text:p>-0.275424359</text:p>
          </table:table-cell>
        </table:table-row>
        <table:table-row table:style-name="ro1">
          <table:table-cell office:value-type="float" office:value="-0.080077536134" calcext:value-type="float">
            <text:p>-0.0800775361</text:p>
          </table:table-cell>
          <table:table-cell office:value-type="float" office:value="-0.329943432324" calcext:value-type="float">
            <text:p>-0.3299434323</text:p>
          </table:table-cell>
        </table:table-row>
        <table:table-row table:style-name="ro1">
          <table:table-cell office:value-type="float" office:value="-0.0936340498086" calcext:value-type="float">
            <text:p>-0.0936340498</text:p>
          </table:table-cell>
          <table:table-cell office:value-type="float" office:value="0.170574390292" calcext:value-type="float">
            <text:p>0.1705743903</text:p>
          </table:table-cell>
        </table:table-row>
        <table:table-row table:style-name="ro1">
          <table:table-cell office:value-type="float" office:value="-0.160152422749" calcext:value-type="float">
            <text:p>-0.1601524227</text:p>
          </table:table-cell>
          <table:table-cell office:value-type="float" office:value="0.428870610148" calcext:value-type="float">
            <text:p>0.4288706101</text:p>
          </table:table-cell>
        </table:table-row>
        <table:table-row table:style-name="ro1">
          <table:table-cell office:value-type="float" office:value="-0.104470036766" calcext:value-type="float">
            <text:p>-0.1044700368</text:p>
          </table:table-cell>
          <table:table-cell office:value-type="float" office:value="-0.215230160952" calcext:value-type="float">
            <text:p>-0.215230161</text:p>
          </table:table-cell>
        </table:table-row>
        <table:table-row table:style-name="ro1">
          <table:table-cell office:value-type="float" office:value="-0.0251350924512" calcext:value-type="float">
            <text:p>-0.0251350925</text:p>
          </table:table-cell>
          <table:table-cell office:value-type="float" office:value="-0.0773536472674" calcext:value-type="float">
            <text:p>-0.0773536473</text:p>
          </table:table-cell>
        </table:table-row>
        <table:table-row table:style-name="ro1">
          <table:table-cell office:value-type="float" office:value="0.00850388437975" calcext:value-type="float">
            <text:p>0.0085038844</text:p>
          </table:table-cell>
          <table:table-cell office:value-type="float" office:value="-0.0662893128349" calcext:value-type="float">
            <text:p>-0.0662893128</text:p>
          </table:table-cell>
        </table:table-row>
        <table:table-row table:style-name="ro1">
          <table:table-cell office:value-type="float" office:value="0.0819375902507" calcext:value-type="float">
            <text:p>0.0819375903</text:p>
          </table:table-cell>
          <table:table-cell office:value-type="float" office:value="-0.271829801481" calcext:value-type="float">
            <text:p>-0.2718298015</text:p>
          </table:table-cell>
        </table:table-row>
        <table:table-row table:style-name="ro1">
          <table:table-cell office:value-type="float" office:value="-0.0311803482729" calcext:value-type="float">
            <text:p>-0.0311803483</text:p>
          </table:table-cell>
          <table:table-cell office:value-type="float" office:value="-0.230119273346" calcext:value-type="float">
            <text:p>-0.2301192733</text:p>
          </table:table-cell>
        </table:table-row>
        <table:table-row table:style-name="ro1">
          <table:table-cell office:value-type="float" office:value="-0.0685625001462" calcext:value-type="float">
            <text:p>-0.0685625001</text:p>
          </table:table-cell>
          <table:table-cell office:value-type="float" office:value="0.194592924938" calcext:value-type="float">
            <text:p>0.1945929249</text:p>
          </table:table-cell>
        </table:table-row>
        <table:table-row table:style-name="ro1">
          <table:table-cell office:value-type="float" office:value="-0.157788905092" calcext:value-type="float">
            <text:p>-0.1577889051</text:p>
          </table:table-cell>
          <table:table-cell office:value-type="float" office:value="0.320895998999" calcext:value-type="float">
            <text:p>0.320895999</text:p>
          </table:table-cell>
        </table:table-row>
        <table:table-row table:style-name="ro1">
          <table:table-cell office:value-type="float" office:value="-0.420815741681" calcext:value-type="float">
            <text:p>-0.4208157417</text:p>
          </table:table-cell>
          <table:table-cell office:value-type="float" office:value="-0.0287308057398" calcext:value-type="float">
            <text:p>-0.0287308057</text:p>
          </table:table-cell>
        </table:table-row>
        <table:table-row table:style-name="ro1">
          <table:table-cell office:value-type="float" office:value="0.0881065032631" calcext:value-type="float">
            <text:p>0.0881065033</text:p>
          </table:table-cell>
          <table:table-cell office:value-type="float" office:value="0.0928464389965" calcext:value-type="float">
            <text:p>0.092846439</text:p>
          </table:table-cell>
        </table:table-row>
        <table:table-row table:style-name="ro1">
          <table:table-cell office:value-type="float" office:value="0.0795138828177" calcext:value-type="float">
            <text:p>0.0795138828</text:p>
          </table:table-cell>
          <table:table-cell office:value-type="float" office:value="-0.239079857245" calcext:value-type="float">
            <text:p>-0.2390798572</text:p>
          </table:table-cell>
        </table:table-row>
        <table:table-row table:style-name="ro1">
          <table:table-cell office:value-type="float" office:value="0.0307482938538" calcext:value-type="float">
            <text:p>0.0307482939</text:p>
          </table:table-cell>
          <table:table-cell office:value-type="float" office:value="-0.357210058719" calcext:value-type="float">
            <text:p>-0.3572100587</text:p>
          </table:table-cell>
        </table:table-row>
        <table:table-row table:style-name="ro1">
          <table:table-cell office:value-type="float" office:value="-0.194162825681" calcext:value-type="float">
            <text:p>-0.1941628257</text:p>
          </table:table-cell>
          <table:table-cell office:value-type="float" office:value="0.263509304971" calcext:value-type="float">
            <text:p>0.263509305</text:p>
          </table:table-cell>
        </table:table-row>
        <table:table-row table:style-name="ro1">
          <table:table-cell office:value-type="float" office:value="-0.082703867862" calcext:value-type="float">
            <text:p>-0.0827038679</text:p>
          </table:table-cell>
          <table:table-cell office:value-type="float" office:value="0.456486936584" calcext:value-type="float">
            <text:p>0.4564869366</text:p>
          </table:table-cell>
        </table:table-row>
        <table:table-row table:style-name="ro1">
          <table:table-cell office:value-type="float" office:value="-0.288144611232" calcext:value-type="float">
            <text:p>-0.2881446112</text:p>
          </table:table-cell>
          <table:table-cell office:value-type="float" office:value="-0.0413463562354" calcext:value-type="float">
            <text:p>-0.0413463562</text:p>
          </table:table-cell>
        </table:table-row>
        <table:table-row table:style-name="ro1">
          <table:table-cell office:value-type="float" office:value="-0.0521983316727" calcext:value-type="float">
            <text:p>-0.0521983317</text:p>
          </table:table-cell>
          <table:table-cell office:value-type="float" office:value="-0.113569291038" calcext:value-type="float">
            <text:p>-0.113569291</text:p>
          </table:table-cell>
        </table:table-row>
        <table:table-row table:style-name="ro1">
          <table:table-cell office:value-type="float" office:value="0.296360241584" calcext:value-type="float">
            <text:p>0.2963602416</text:p>
          </table:table-cell>
          <table:table-cell office:value-type="float" office:value="-0.384809903316" calcext:value-type="float">
            <text:p>-0.3848099033</text:p>
          </table:table-cell>
        </table:table-row>
        <table:table-row table:style-name="ro1">
          <table:table-cell office:value-type="float" office:value="0.0413856970333" calcext:value-type="float">
            <text:p>0.041385697</text:p>
          </table:table-cell>
          <table:table-cell office:value-type="float" office:value="-0.26258632198" calcext:value-type="float">
            <text:p>-0.262586322</text:p>
          </table:table-cell>
        </table:table-row>
        <table:table-row table:style-name="ro1">
          <table:table-cell office:value-type="float" office:value="-0.257322128545" calcext:value-type="float">
            <text:p>-0.2573221285</text:p>
          </table:table-cell>
          <table:table-cell office:value-type="float" office:value="0.356116373576" calcext:value-type="float">
            <text:p>0.3561163736</text:p>
          </table:table-cell>
        </table:table-row>
        <table:table-row table:style-name="ro1">
          <table:table-cell office:value-type="float" office:value="-0.094612946799" calcext:value-type="float">
            <text:p>-0.0946129468</text:p>
          </table:table-cell>
          <table:table-cell office:value-type="float" office:value="0.429154931009" calcext:value-type="float">
            <text:p>0.429154931</text:p>
          </table:table-cell>
        </table:table-row>
        <table:table-row table:style-name="ro1">
          <table:table-cell office:value-type="float" office:value="-0.208955440745" calcext:value-type="float">
            <text:p>-0.2089554407</text:p>
          </table:table-cell>
          <table:table-cell office:value-type="float" office:value="-0.126610153383" calcext:value-type="float">
            <text:p>-0.1266101534</text:p>
          </table:table-cell>
        </table:table-row>
        <table:table-row table:style-name="ro1">
          <table:table-cell office:value-type="float" office:value="0.00440016339649" calcext:value-type="float">
            <text:p>0.0044001634</text:p>
          </table:table-cell>
          <table:table-cell office:value-type="float" office:value="-0.273142574485" calcext:value-type="float">
            <text:p>-0.2731425745</text:p>
          </table:table-cell>
        </table:table-row>
        <table:table-row table:style-name="ro1">
          <table:table-cell office:value-type="float" office:value="0.261297997646" calcext:value-type="float">
            <text:p>0.2612979976</text:p>
          </table:table-cell>
          <table:table-cell office:value-type="float" office:value="-0.287802878022" calcext:value-type="float">
            <text:p>-0.287802878</text:p>
          </table:table-cell>
        </table:table-row>
        <table:table-row table:style-name="ro1">
          <table:table-cell office:value-type="float" office:value="-0.167638905309" calcext:value-type="float">
            <text:p>-0.1676389053</text:p>
          </table:table-cell>
          <table:table-cell office:value-type="float" office:value="-0.140464007109" calcext:value-type="float">
            <text:p>-0.1404640071</text:p>
          </table:table-cell>
        </table:table-row>
        <table:table-row table:style-name="ro1">
          <table:table-cell office:value-type="float" office:value="-0.184305260628" calcext:value-type="float">
            <text:p>-0.1843052606</text:p>
          </table:table-cell>
          <table:table-cell office:value-type="float" office:value="0.169049820174" calcext:value-type="float">
            <text:p>0.1690498202</text:p>
          </table:table-cell>
        </table:table-row>
        <table:table-row table:style-name="ro1">
          <table:table-cell office:value-type="float" office:value="-0.0867855898384" calcext:value-type="float">
            <text:p>-0.0867855898</text:p>
          </table:table-cell>
          <table:table-cell office:value-type="float" office:value="0.273170823846" calcext:value-type="float">
            <text:p>0.2731708238</text:p>
          </table:table-cell>
        </table:table-row>
        <table:table-row table:style-name="ro1">
          <table:table-cell office:value-type="float" office:value="-0.205075009167" calcext:value-type="float">
            <text:p>-0.2050750092</text:p>
          </table:table-cell>
          <table:table-cell office:value-type="float" office:value="-0.0918359944504" calcext:value-type="float">
            <text:p>-0.0918359945</text:p>
          </table:table-cell>
        </table:table-row>
        <table:table-row table:style-name="ro1">
          <table:table-cell office:value-type="float" office:value="-0.0828528530896" calcext:value-type="float">
            <text:p>-0.0828528531</text:p>
          </table:table-cell>
          <table:table-cell office:value-type="float" office:value="-0.0238257889473" calcext:value-type="float">
            <text:p>-0.0238257889</text:p>
          </table:table-cell>
        </table:table-row>
        <table:table-row table:style-name="ro1">
          <table:table-cell office:value-type="float" office:value="0.0943550571799" calcext:value-type="float">
            <text:p>0.0943550572</text:p>
          </table:table-cell>
          <table:table-cell office:value-type="float" office:value="-0.215507848877" calcext:value-type="float">
            <text:p>-0.2155078489</text:p>
          </table:table-cell>
        </table:table-row>
        <table:table-row table:style-name="ro1">
          <table:table-cell office:value-type="float" office:value="0.155695346072" calcext:value-type="float">
            <text:p>0.1556953461</text:p>
          </table:table-cell>
          <table:table-cell office:value-type="float" office:value="-0.294269935079" calcext:value-type="float">
            <text:p>-0.2942699351</text:p>
          </table:table-cell>
        </table:table-row>
        <table:table-row table:style-name="ro1">
          <table:table-cell office:value-type="float" office:value="-0.115948532224" calcext:value-type="float">
            <text:p>-0.1159485322</text:p>
          </table:table-cell>
          <table:table-cell office:value-type="float" office:value="-0.0711372758774" calcext:value-type="float">
            <text:p>-0.0711372759</text:p>
          </table:table-cell>
        </table:table-row>
        <table:table-row table:style-name="ro1">
          <table:table-cell office:value-type="float" office:value="-0.0666883853031" calcext:value-type="float">
            <text:p>-0.0666883853</text:p>
          </table:table-cell>
          <table:table-cell office:value-type="float" office:value="0.494110334069" calcext:value-type="float">
            <text:p>0.4941103341</text:p>
          </table:table-cell>
        </table:table-row>
        <table:table-row table:style-name="ro1">
          <table:table-cell office:value-type="float" office:value="-0.444448104277" calcext:value-type="float">
            <text:p>-0.4444481043</text:p>
          </table:table-cell>
          <table:table-cell office:value-type="float" office:value="0.247023190074" calcext:value-type="float">
            <text:p>0.2470231901</text:p>
          </table:table-cell>
        </table:table-row>
        <table:table-row table:style-name="ro1">
          <table:table-cell office:value-type="float" office:value="0.0632137641963" calcext:value-type="float">
            <text:p>0.0632137642</text:p>
          </table:table-cell>
          <table:table-cell office:value-type="float" office:value="-0.034179284682" calcext:value-type="float">
            <text:p>-0.0341792847</text:p>
          </table:table-cell>
        </table:table-row>
        <table:table-row table:style-name="ro1">
          <table:table-cell office:value-type="float" office:value="0.0263978900341" calcext:value-type="float">
            <text:p>0.02639789</text:p>
          </table:table-cell>
          <table:table-cell office:value-type="float" office:value="-0.16426701704" calcext:value-type="float">
            <text:p>-0.164267017</text:p>
          </table:table-cell>
        </table:table-row>
        <table:table-row table:style-name="ro1">
          <table:table-cell office:value-type="float" office:value="0.226105287708" calcext:value-type="float">
            <text:p>0.2261052877</text:p>
          </table:table-cell>
          <table:table-cell office:value-type="float" office:value="-0.259214506801" calcext:value-type="float">
            <text:p>-0.2592145068</text:p>
          </table:table-cell>
        </table:table-row>
        <table:table-row table:style-name="ro1">
          <table:table-cell office:value-type="float" office:value="0.0254885908985" calcext:value-type="float">
            <text:p>0.0254885909</text:p>
          </table:table-cell>
          <table:table-cell office:value-type="float" office:value="-0.301772040669" calcext:value-type="float">
            <text:p>-0.3017720407</text:p>
          </table:table-cell>
        </table:table-row>
        <table:table-row table:style-name="ro1">
          <table:table-cell office:value-type="float" office:value="-0.0601933118608" calcext:value-type="float">
            <text:p>-0.0601933119</text:p>
          </table:table-cell>
          <table:table-cell office:value-type="float" office:value="0.426688977443" calcext:value-type="float">
            <text:p>0.4266889774</text:p>
          </table:table-cell>
        </table:table-row>
        <table:table-row table:style-name="ro1">
          <table:table-cell office:value-type="float" office:value="-0.31365835201" calcext:value-type="float">
            <text:p>-0.313658352</text:p>
          </table:table-cell>
          <table:table-cell office:value-type="float" office:value="0.404075199813" calcext:value-type="float">
            <text:p>0.4040751998</text:p>
          </table:table-cell>
        </table:table-row>
        <table:table-row table:style-name="ro1">
          <table:table-cell office:value-type="float" office:value="-0.234027643651" calcext:value-type="float">
            <text:p>-0.2340276437</text:p>
          </table:table-cell>
          <table:table-cell office:value-type="float" office:value="-0.0628192507289" calcext:value-type="float">
            <text:p>-0.0628192507</text:p>
          </table:table-cell>
        </table:table-row>
        <table:table-row table:style-name="ro1">
          <table:table-cell office:value-type="float" office:value="0.0372713996703" calcext:value-type="float">
            <text:p>0.0372713997</text:p>
          </table:table-cell>
          <table:table-cell office:value-type="float" office:value="-0.142515128134" calcext:value-type="float">
            <text:p>-0.1425151281</text:p>
          </table:table-cell>
        </table:table-row>
        <table:table-row table:style-name="ro1">
          <table:table-cell office:value-type="float" office:value="0.156461678501" calcext:value-type="float">
            <text:p>0.1564616785</text:p>
          </table:table-cell>
          <table:table-cell office:value-type="float" office:value="-0.376128140241" calcext:value-type="float">
            <text:p>-0.3761281402</text:p>
          </table:table-cell>
        </table:table-row>
        <table:table-row table:style-name="ro1">
          <table:table-cell office:value-type="float" office:value="-0.0747122498229" calcext:value-type="float">
            <text:p>-0.0747122498</text:p>
          </table:table-cell>
          <table:table-cell office:value-type="float" office:value="-0.281437690426" calcext:value-type="float">
            <text:p>-0.2814376904</text:p>
          </table:table-cell>
        </table:table-row>
        <table:table-row table:style-name="ro1">
          <table:table-cell office:value-type="float" office:value="-0.173330895659" calcext:value-type="float">
            <text:p>-0.1733308957</text:p>
          </table:table-cell>
          <table:table-cell office:value-type="float" office:value="0.39989601206" calcext:value-type="float">
            <text:p>0.3998960121</text:p>
          </table:table-cell>
        </table:table-row>
        <table:table-row table:style-name="ro1">
          <table:table-cell office:value-type="float" office:value="-0.286541560516" calcext:value-type="float">
            <text:p>-0.2865415605</text:p>
          </table:table-cell>
          <table:table-cell office:value-type="float" office:value="0.360742654055" calcext:value-type="float">
            <text:p>0.3607426541</text:p>
          </table:table-cell>
        </table:table-row>
        <table:table-row table:style-name="ro1">
          <table:table-cell office:value-type="float" office:value="-0.405193114355" calcext:value-type="float">
            <text:p>-0.4051931144</text:p>
          </table:table-cell>
          <table:table-cell office:value-type="float" office:value="-0.0166510749003" calcext:value-type="float">
            <text:p>-0.0166510749</text:p>
          </table:table-cell>
        </table:table-row>
        <table:table-row table:style-name="ro1">
          <table:table-cell office:value-type="float" office:value="0.171745861676" calcext:value-type="float">
            <text:p>0.1717458617</text:p>
          </table:table-cell>
          <table:table-cell office:value-type="float" office:value="-0.102607826488" calcext:value-type="float">
            <text:p>-0.1026078265</text:p>
          </table:table-cell>
        </table:table-row>
        <table:table-row table:style-name="ro1">
          <table:table-cell office:value-type="float" office:value="0.269458810352" calcext:value-type="float">
            <text:p>0.2694588104</text:p>
          </table:table-cell>
          <table:table-cell office:value-type="float" office:value="-0.483702107482" calcext:value-type="float">
            <text:p>-0.4837021075</text:p>
          </table:table-cell>
        </table:table-row>
        <table:table-row table:style-name="ro1">
          <table:table-cell office:value-type="float" office:value="0.0460005114879" calcext:value-type="float">
            <text:p>0.0460005115</text:p>
          </table:table-cell>
          <table:table-cell office:value-type="float" office:value="-0.427895331122" calcext:value-type="float">
            <text:p>-0.4278953311</text:p>
          </table:table-cell>
        </table:table-row>
        <table:table-row table:style-name="ro1">
          <table:table-cell office:value-type="float" office:value="-0.112490233071" calcext:value-type="float">
            <text:p>-0.1124902331</text:p>
          </table:table-cell>
          <table:table-cell office:value-type="float" office:value="0.185717070848" calcext:value-type="float">
            <text:p>0.1857170708</text:p>
          </table:table-cell>
        </table:table-row>
        <table:table-row table:style-name="ro1">
          <table:table-cell office:value-type="float" office:value="-0.175255634598" calcext:value-type="float">
            <text:p>-0.1752556346</text:p>
          </table:table-cell>
          <table:table-cell office:value-type="float" office:value="0.36032775756" calcext:value-type="float">
            <text:p>0.3603277576</text:p>
          </table:table-cell>
        </table:table-row>
        <table:table-row table:style-name="ro1">
          <table:table-cell office:value-type="float" office:value="-0.703928385302" calcext:value-type="float">
            <text:p>-0.7039283853</text:p>
          </table:table-cell>
          <table:table-cell office:value-type="float" office:value="-0.188873470947" calcext:value-type="float">
            <text:p>-0.1888734709</text:p>
          </table:table-cell>
        </table:table-row>
        <table:table-row table:style-name="ro1">
          <table:table-cell office:value-type="float" office:value="-0.0763526679017" calcext:value-type="float">
            <text:p>-0.0763526679</text:p>
          </table:table-cell>
          <table:table-cell office:value-type="float" office:value="0.121580122663" calcext:value-type="float">
            <text:p>0.1215801227</text:p>
          </table:table-cell>
        </table:table-row>
        <table:table-row table:style-name="ro1">
          <table:table-cell office:value-type="float" office:value="0.19471158687" calcext:value-type="float">
            <text:p>0.1947115869</text:p>
          </table:table-cell>
          <table:table-cell office:value-type="float" office:value="-0.515932800695" calcext:value-type="float">
            <text:p>-0.5159328007</text:p>
          </table:table-cell>
        </table:table-row>
        <table:table-row table:style-name="ro1">
          <table:table-cell office:value-type="float" office:value="0.24937724255" calcext:value-type="float">
            <text:p>0.2493772426</text:p>
          </table:table-cell>
          <table:table-cell office:value-type="float" office:value="-0.23727379851" calcext:value-type="float">
            <text:p>-0.2372737985</text:p>
          </table:table-cell>
        </table:table-row>
        <table:table-row table:style-name="ro1">
          <table:table-cell office:value-type="float" office:value="-0.125653932625" calcext:value-type="float">
            <text:p>-0.1256539326</text:p>
          </table:table-cell>
          <table:table-cell office:value-type="float" office:value="0.0738389133476" calcext:value-type="float">
            <text:p>0.0738389133</text:p>
          </table:table-cell>
        </table:table-row>
        <table:table-row table:style-name="ro1">
          <table:table-cell office:value-type="float" office:value="0.0159878019313" calcext:value-type="float">
            <text:p>0.0159878019</text:p>
          </table:table-cell>
          <table:table-cell office:value-type="float" office:value="0.405496438667" calcext:value-type="float">
            <text:p>0.4054964387</text:p>
          </table:table-cell>
        </table:table-row>
        <table:table-row table:style-name="ro1">
          <table:table-cell office:value-type="float" office:value="-0.480612256005" calcext:value-type="float">
            <text:p>-0.480612256</text:p>
          </table:table-cell>
          <table:table-cell office:value-type="float" office:value="0.225638442356" calcext:value-type="float">
            <text:p>0.2256384424</text:p>
          </table:table-cell>
        </table:table-row>
        <table:table-row table:style-name="ro1">
          <table:table-cell office:value-type="float" office:value="-0.291302619316" calcext:value-type="float">
            <text:p>-0.2913026193</text:p>
          </table:table-cell>
          <table:table-cell office:value-type="float" office:value="-0.0541433394374" calcext:value-type="float">
            <text:p>-0.0541433394</text:p>
          </table:table-cell>
        </table:table-row>
        <table:table-row table:style-name="ro1">
          <table:table-cell office:value-type="float" office:value="0.0735270648915" calcext:value-type="float">
            <text:p>0.0735270649</text:p>
          </table:table-cell>
          <table:table-cell office:value-type="float" office:value="-0.270475695971" calcext:value-type="float">
            <text:p>-0.270475696</text:p>
          </table:table-cell>
        </table:table-row>
        <table:table-row table:style-name="ro1">
          <table:table-cell office:value-type="float" office:value="0.25390086785" calcext:value-type="float">
            <text:p>0.2539008679</text:p>
          </table:table-cell>
          <table:table-cell office:value-type="float" office:value="-0.384461555444" calcext:value-type="float">
            <text:p>-0.3844615554</text:p>
          </table:table-cell>
        </table:table-row>
        <table:table-row table:style-name="ro1">
          <table:table-cell office:value-type="float" office:value="-0.0688866049144" calcext:value-type="float">
            <text:p>-0.0688866049</text:p>
          </table:table-cell>
          <table:table-cell office:value-type="float" office:value="-0.377782025188" calcext:value-type="float">
            <text:p>-0.3777820252</text:p>
          </table:table-cell>
        </table:table-row>
        <table:table-row table:style-name="ro1">
          <table:table-cell office:value-type="float" office:value="0.0949880000018" calcext:value-type="float">
            <text:p>0.094988</text:p>
          </table:table-cell>
          <table:table-cell office:value-type="float" office:value="0.609792415984" calcext:value-type="float">
            <text:p>0.609792416</text:p>
          </table:table-cell>
        </table:table-row>
        <table:table-row table:style-name="ro1">
          <table:table-cell office:value-type="float" office:value="-0.175942536257" calcext:value-type="float">
            <text:p>-0.1759425363</text:p>
          </table:table-cell>
          <table:table-cell office:value-type="float" office:value="0.587706897743" calcext:value-type="float">
            <text:p>0.5877068977</text:p>
          </table:table-cell>
        </table:table-row>
        <table:table-row table:style-name="ro1">
          <table:table-cell office:value-type="float" office:value="-0.374388812855" calcext:value-type="float">
            <text:p>-0.3743888129</text:p>
          </table:table-cell>
          <table:table-cell office:value-type="float" office:value="-0.266931771655" calcext:value-type="float">
            <text:p>-0.2669317717</text:p>
          </table:table-cell>
        </table:table-row>
        <table:table-row table:style-name="ro1">
          <table:table-cell office:value-type="float" office:value="0.213932152167" calcext:value-type="float">
            <text:p>0.2139321522</text:p>
          </table:table-cell>
          <table:table-cell office:value-type="float" office:value="-0.0531696821004" calcext:value-type="float">
            <text:p>-0.0531696821</text:p>
          </table:table-cell>
        </table:table-row>
        <table:table-row table:style-name="ro1">
          <table:table-cell office:value-type="float" office:value="0.131691265013" calcext:value-type="float">
            <text:p>0.131691265</text:p>
          </table:table-cell>
          <table:table-cell office:value-type="float" office:value="-0.44146247942" calcext:value-type="float">
            <text:p>-0.4414624794</text:p>
          </table:table-cell>
        </table:table-row>
        <table:table-row table:style-name="ro1">
          <table:table-cell office:value-type="float" office:value="-0.162613442726" calcext:value-type="float">
            <text:p>-0.1626134427</text:p>
          </table:table-cell>
          <table:table-cell office:value-type="float" office:value="-0.304053605944" calcext:value-type="float">
            <text:p>-0.3040536059</text:p>
          </table:table-cell>
        </table:table-row>
        <table:table-row table:style-name="ro1">
          <table:table-cell office:value-type="float" office:value="-0.108117155302" calcext:value-type="float">
            <text:p>-0.1081171553</text:p>
          </table:table-cell>
          <table:table-cell office:value-type="float" office:value="0.35162381161" calcext:value-type="float">
            <text:p>0.3516238116</text:p>
          </table:table-cell>
        </table:table-row>
        <table:table-row table:style-name="ro1">
          <table:table-cell office:value-type="float" office:value="-0.249286208712" calcext:value-type="float">
            <text:p>-0.2492862087</text:p>
          </table:table-cell>
          <table:table-cell office:value-type="float" office:value="0.373715981059" calcext:value-type="float">
            <text:p>0.3737159811</text:p>
          </table:table-cell>
        </table:table-row>
        <table:table-row table:style-name="ro1">
          <table:table-cell office:value-type="float" office:value="-0.241913783401" calcext:value-type="float">
            <text:p>-0.2419137834</text:p>
          </table:table-cell>
          <table:table-cell office:value-type="float" office:value="0.00535546481609" calcext:value-type="float">
            <text:p>0.0053554648</text:p>
          </table:table-cell>
        </table:table-row>
        <table:table-row table:style-name="ro1">
          <table:table-cell office:value-type="float" office:value="-0.00445783384494" calcext:value-type="float">
            <text:p>-0.0044578338</text:p>
          </table:table-cell>
          <table:table-cell office:value-type="float" office:value="-0.0953899595328" calcext:value-type="float">
            <text:p>-0.0953899595</text:p>
          </table:table-cell>
        </table:table-row>
        <table:table-row table:style-name="ro1">
          <table:table-cell office:value-type="float" office:value="0.189652466252" calcext:value-type="float">
            <text:p>0.1896524663</text:p>
          </table:table-cell>
          <table:table-cell office:value-type="float" office:value="-0.383207729682" calcext:value-type="float">
            <text:p>-0.3832077297</text:p>
          </table:table-cell>
        </table:table-row>
        <table:table-row table:style-name="ro1">
          <table:table-cell office:value-type="float" office:value="0.0605294216936" calcext:value-type="float">
            <text:p>0.0605294217</text:p>
          </table:table-cell>
          <table:table-cell office:value-type="float" office:value="-0.365226189382" calcext:value-type="float">
            <text:p>-0.3652261894</text:p>
          </table:table-cell>
        </table:table-row>
        <table:table-row table:style-name="ro1">
          <table:table-cell office:value-type="float" office:value="-0.175857440997" calcext:value-type="float">
            <text:p>-0.175857441</text:p>
          </table:table-cell>
          <table:table-cell office:value-type="float" office:value="0.442652570531" calcext:value-type="float">
            <text:p>0.4426525705</text:p>
          </table:table-cell>
        </table:table-row>
        <table:table-row table:style-name="ro1">
          <table:table-cell office:value-type="float" office:value="-0.143653288661" calcext:value-type="float">
            <text:p>-0.1436532887</text:p>
          </table:table-cell>
          <table:table-cell office:value-type="float" office:value="0.24136220824" calcext:value-type="float">
            <text:p>0.2413622082</text:p>
          </table:table-cell>
        </table:table-row>
        <table:table-row table:style-name="ro1">
          <table:table-cell office:value-type="float" office:value="-0.46186655771" calcext:value-type="float">
            <text:p>-0.4618665577</text:p>
          </table:table-cell>
          <table:table-cell office:value-type="float" office:value="-0.0282222715672" calcext:value-type="float">
            <text:p>-0.0282222716</text:p>
          </table:table-cell>
        </table:table-row>
        <table:table-row table:style-name="ro1">
          <table:table-cell office:value-type="float" office:value="-0.0273176113749" calcext:value-type="float">
            <text:p>-0.0273176114</text:p>
          </table:table-cell>
          <table:table-cell office:value-type="float" office:value="0.15508361768" calcext:value-type="float">
            <text:p>0.1550836177</text:p>
          </table:table-cell>
        </table:table-row>
        <table:table-row table:style-name="ro1">
          <table:table-cell office:value-type="float" office:value="0.271932712477" calcext:value-type="float">
            <text:p>0.2719327125</text:p>
          </table:table-cell>
          <table:table-cell office:value-type="float" office:value="-0.483402985856" calcext:value-type="float">
            <text:p>-0.4834029859</text:p>
          </table:table-cell>
        </table:table-row>
        <table:table-row table:style-name="ro1">
          <table:table-cell office:value-type="float" office:value="0.194973944128" calcext:value-type="float">
            <text:p>0.1949739441</text:p>
          </table:table-cell>
          <table:table-cell office:value-type="float" office:value="-0.307968755364" calcext:value-type="float">
            <text:p>-0.3079687554</text:p>
          </table:table-cell>
        </table:table-row>
        <table:table-row table:style-name="ro1">
          <table:table-cell office:value-type="float" office:value="-0.142792450609" calcext:value-type="float">
            <text:p>-0.1427924506</text:p>
          </table:table-cell>
          <table:table-cell office:value-type="float" office:value="0.091638879329" calcext:value-type="float">
            <text:p>0.0916388793</text:p>
          </table:table-cell>
        </table:table-row>
        <table:table-row table:style-name="ro1">
          <table:table-cell office:value-type="float" office:value="-0.159844018668" calcext:value-type="float">
            <text:p>-0.1598440187</text:p>
          </table:table-cell>
          <table:table-cell office:value-type="float" office:value="0.24001555793" calcext:value-type="float">
            <text:p>0.2400155579</text:p>
          </table:table-cell>
        </table:table-row>
        <table:table-row table:style-name="ro1">
          <table:table-cell office:value-type="float" office:value="-0.468199384622" calcext:value-type="float">
            <text:p>-0.4681993846</text:p>
          </table:table-cell>
          <table:table-cell office:value-type="float" office:value="0.142070831107" calcext:value-type="float">
            <text:p>0.1420708311</text:p>
          </table:table-cell>
        </table:table-row>
        <table:table-row table:style-name="ro1">
          <table:table-cell office:value-type="float" office:value="0.0949298110697" calcext:value-type="float">
            <text:p>0.0949298111</text:p>
          </table:table-cell>
          <table:table-cell office:value-type="float" office:value="0.0446536053624" calcext:value-type="float">
            <text:p>0.0446536054</text:p>
          </table:table-cell>
        </table:table-row>
        <table:table-row table:style-name="ro1">
          <table:table-cell office:value-type="float" office:value="0.0857492348179" calcext:value-type="float">
            <text:p>0.0857492348</text:p>
          </table:table-cell>
          <table:table-cell office:value-type="float" office:value="-0.300162503198" calcext:value-type="float">
            <text:p>-0.3001625032</text:p>
          </table:table-cell>
        </table:table-row>
        <table:table-row table:style-name="ro1">
          <table:table-cell office:value-type="float" office:value="0.116089294804" calcext:value-type="float">
            <text:p>0.1160892948</text:p>
          </table:table-cell>
          <table:table-cell office:value-type="float" office:value="-0.342821595892" calcext:value-type="float">
            <text:p>-0.3428215959</text:p>
          </table:table-cell>
        </table:table-row>
        <table:table-row table:style-name="ro1">
          <table:table-cell office:value-type="float" office:value="-0.229634630531" calcext:value-type="float">
            <text:p>-0.2296346305</text:p>
          </table:table-cell>
          <table:table-cell office:value-type="float" office:value="-0.260873416699" calcext:value-type="float">
            <text:p>-0.2608734167</text:p>
          </table:table-cell>
        </table:table-row>
        <table:table-row table:style-name="ro1">
          <table:table-cell office:value-type="float" office:value="0.039882811862" calcext:value-type="float">
            <text:p>0.0398828119</text:p>
          </table:table-cell>
          <table:table-cell office:value-type="float" office:value="0.456887617037" calcext:value-type="float">
            <text:p>0.456887617</text:p>
          </table:table-cell>
        </table:table-row>
        <table:table-row table:style-name="ro1">
          <table:table-cell office:value-type="float" office:value="-0.288289786633" calcext:value-type="float">
            <text:p>-0.2882897866</text:p>
          </table:table-cell>
          <table:table-cell office:value-type="float" office:value="0.320969783552" calcext:value-type="float">
            <text:p>0.3209697836</text:p>
          </table:table-cell>
        </table:table-row>
        <table:table-row table:style-name="ro1">
          <table:table-cell office:value-type="float" office:value="-0.0239268726879" calcext:value-type="float">
            <text:p>-0.0239268727</text:p>
          </table:table-cell>
          <table:table-cell office:value-type="float" office:value="-0.110783284642" calcext:value-type="float">
            <text:p>-0.1107832846</text:p>
          </table:table-cell>
        </table:table-row>
        <table:table-row table:style-name="ro1">
          <table:table-cell office:value-type="float" office:value="0.216796392482" calcext:value-type="float">
            <text:p>0.2167963925</text:p>
          </table:table-cell>
          <table:table-cell office:value-type="float" office:value="-0.402977969795" calcext:value-type="float">
            <text:p>-0.4029779698</text:p>
          </table:table-cell>
        </table:table-row>
        <table:table-row table:style-name="ro1">
          <table:table-cell office:value-type="float" office:value="0.10593546778" calcext:value-type="float">
            <text:p>0.1059354678</text:p>
          </table:table-cell>
          <table:table-cell office:value-type="float" office:value="-0.2567661497" calcext:value-type="float">
            <text:p>-0.2567661497</text:p>
          </table:table-cell>
        </table:table-row>
        <table:table-row table:style-name="ro1">
          <table:table-cell office:value-type="float" office:value="-0.210881970394" calcext:value-type="float">
            <text:p>-0.2108819704</text:p>
          </table:table-cell>
          <table:table-cell office:value-type="float" office:value="0.0774710209854" calcext:value-type="float">
            <text:p>0.077471021</text:p>
          </table:table-cell>
        </table:table-row>
        <table:table-row table:style-name="ro1">
          <table:table-cell office:value-type="float" office:value="0.0588239579089" calcext:value-type="float">
            <text:p>0.0588239579</text:p>
          </table:table-cell>
          <table:table-cell office:value-type="float" office:value="0.487888129167" calcext:value-type="float">
            <text:p>0.4878881292</text:p>
          </table:table-cell>
        </table:table-row>
        <table:table-row table:style-name="ro1">
          <table:table-cell office:value-type="float" office:value="-0.441431269906" calcext:value-type="float">
            <text:p>-0.4414312699</text:p>
          </table:table-cell>
          <table:table-cell office:value-type="float" office:value="0.084774449151" calcext:value-type="float">
            <text:p>0.0847744492</text:p>
          </table:table-cell>
        </table:table-row>
        <table:table-row table:style-name="ro1">
          <table:table-cell office:value-type="float" office:value="-0.0936742037348" calcext:value-type="float">
            <text:p>-0.0936742037</text:p>
          </table:table-cell>
          <table:table-cell office:value-type="float" office:value="-0.0959851695411" calcext:value-type="float">
            <text:p>-0.0959851695</text:p>
          </table:table-cell>
        </table:table-row>
        <table:table-row table:style-name="ro1">
          <table:table-cell office:value-type="float" office:value="0.393438127823" calcext:value-type="float">
            <text:p>0.3934381278</text:p>
          </table:table-cell>
          <table:table-cell office:value-type="float" office:value="-0.562012222186" calcext:value-type="float">
            <text:p>-0.5620122222</text:p>
          </table:table-cell>
        </table:table-row>
        <table:table-row table:style-name="ro1">
          <table:table-cell office:value-type="float" office:value="-0.156959441006" calcext:value-type="float">
            <text:p>-0.156959441</text:p>
          </table:table-cell>
          <table:table-cell office:value-type="float" office:value="-0.257272171397" calcext:value-type="float">
            <text:p>-0.2572721714</text:p>
          </table:table-cell>
        </table:table-row>
        <table:table-row table:style-name="ro1">
          <table:table-cell office:value-type="float" office:value="-0.210207749885" calcext:value-type="float">
            <text:p>-0.2102077499</text:p>
          </table:table-cell>
          <table:table-cell office:value-type="float" office:value="0.690339456126" calcext:value-type="float">
            <text:p>0.6903394561</text:p>
          </table:table-cell>
        </table:table-row>
        <table:table-row table:style-name="ro1">
          <table:table-cell office:value-type="float" office:value="-0.356846434996" calcext:value-type="float">
            <text:p>-0.356846435</text:p>
          </table:table-cell>
          <table:table-cell office:value-type="float" office:value="0.512722386941" calcext:value-type="float">
            <text:p>0.5127223869</text:p>
          </table:table-cell>
        </table:table-row>
        <table:table-row table:style-name="ro1">
          <table:table-cell office:value-type="float" office:value="-0.395836728774" calcext:value-type="float">
            <text:p>-0.3958367288</text:p>
          </table:table-cell>
          <table:table-cell office:value-type="float" office:value="-0.114934606757" calcext:value-type="float">
            <text:p>-0.1149346068</text:p>
          </table:table-cell>
        </table:table-row>
        <table:table-row table:style-name="ro1">
          <table:table-cell office:value-type="float" office:value="0.320087475255" calcext:value-type="float">
            <text:p>0.3200874753</text:p>
          </table:table-cell>
          <table:table-cell office:value-type="float" office:value="-0.766467061043" calcext:value-type="float">
            <text:p>-0.766467061</text:p>
          </table:table-cell>
        </table:table-row>
        <table:table-row table:style-name="ro1">
          <table:table-cell office:value-type="float" office:value="-0.0466850285791" calcext:value-type="float">
            <text:p>-0.0466850286</text:p>
          </table:table-cell>
          <table:table-cell office:value-type="float" office:value="-0.339466609731" calcext:value-type="float">
            <text:p>-0.3394666097</text:p>
          </table:table-cell>
        </table:table-row>
        <table:table-row table:style-name="ro1">
          <table:table-cell office:value-type="float" office:value="-0.115365857184" calcext:value-type="float">
            <text:p>-0.1153658572</text:p>
          </table:table-cell>
          <table:table-cell office:value-type="float" office:value="0.76797535032" calcext:value-type="float">
            <text:p>0.7679753503</text:p>
          </table:table-cell>
        </table:table-row>
        <table:table-row table:style-name="ro1">
          <table:table-cell office:value-type="float" office:value="-0.548582081459" calcext:value-type="float">
            <text:p>-0.5485820815</text:p>
          </table:table-cell>
          <table:table-cell office:value-type="float" office:value="0.773592112586" calcext:value-type="float">
            <text:p>0.7735921126</text:p>
          </table:table-cell>
        </table:table-row>
        <table:table-row table:style-name="ro1">
          <table:table-cell office:value-type="float" office:value="-0.219462558366" calcext:value-type="float">
            <text:p>-0.2194625584</text:p>
          </table:table-cell>
          <table:table-cell office:value-type="float" office:value="-0.367103766873" calcext:value-type="float">
            <text:p>-0.3671037669</text:p>
          </table:table-cell>
        </table:table-row>
        <table:table-row table:style-name="ro1">
          <table:table-cell office:value-type="float" office:value="0.442770391926" calcext:value-type="float">
            <text:p>0.4427703919</text:p>
          </table:table-cell>
          <table:table-cell office:value-type="float" office:value="-1.16995395787" calcext:value-type="float">
            <text:p>-1.1699539579</text:p>
          </table:table-cell>
        </table:table-row>
        <table:table-row table:style-name="ro1">
          <table:table-cell office:value-type="float" office:value="-0.0552299942169" calcext:value-type="float">
            <text:p>-0.0552299942</text:p>
          </table:table-cell>
          <table:table-cell office:value-type="float" office:value="-0.569117649011" calcext:value-type="float">
            <text:p>-0.569117649</text:p>
          </table:table-cell>
        </table:table-row>
        <table:table-row table:style-name="ro1">
          <table:table-cell office:value-type="float" office:value="-0.0639358131029" calcext:value-type="float">
            <text:p>-0.0639358131</text:p>
          </table:table-cell>
          <table:table-cell office:value-type="float" office:value="1.31443799883" calcext:value-type="float">
            <text:p>1.3144379988</text:p>
          </table:table-cell>
        </table:table-row>
        <table:table-row table:style-name="ro1">
          <table:table-cell office:value-type="float" office:value="-0.490155715942" calcext:value-type="float">
            <text:p>-0.4901557159</text:p>
          </table:table-cell>
          <table:table-cell office:value-type="float" office:value="-0.149381942879" calcext:value-type="float">
            <text:p>-0.1493819429</text:p>
          </table:table-cell>
        </table:table-row>
        <table:table-row table:style-name="ro1">
          <table:table-cell office:value-type="float" office:value="0.43960569609" calcext:value-type="float">
            <text:p>0.4396056961</text:p>
          </table:table-cell>
          <table:table-cell office:value-type="float" office:value="-1.17540202796" calcext:value-type="float">
            <text:p>-1.175402028</text:p>
          </table:table-cell>
        </table:table-row>
        <table:table-row table:style-name="ro1">
          <table:table-cell office:value-type="float" office:value="-0.0116981646151" calcext:value-type="float">
            <text:p>-0.0116981646</text:p>
          </table:table-cell>
          <table:table-cell office:value-type="float" office:value="-0.662759528607" calcext:value-type="float">
            <text:p>-0.6627595286</text:p>
          </table:table-cell>
        </table:table-row>
        <table:table-row table:style-name="ro1">
          <table:table-cell office:value-type="float" office:value="-0.598880232498" calcext:value-type="float">
            <text:p>-0.5988802325</text:p>
          </table:table-cell>
          <table:table-cell office:value-type="float" office:value="1.03211703166" calcext:value-type="float">
            <text:p>1.0321170317</text:p>
          </table:table-cell>
        </table:table-row>
        <table:table-row table:style-name="ro1">
          <table:table-cell office:value-type="float" office:value="-0.103503492018" calcext:value-type="float">
            <text:p>-0.103503492</text:p>
          </table:table-cell>
          <table:table-cell office:value-type="float" office:value="0.726499076262" calcext:value-type="float">
            <text:p>0.7264990763</text:p>
          </table:table-cell>
        </table:table-row>
        <table:table-row table:style-name="ro1">
          <table:table-cell office:value-type="float" office:value="0.00325534138363" calcext:value-type="float">
            <text:p>0.0032553414</text:p>
          </table:table-cell>
          <table:table-cell office:value-type="float" office:value="-0.639238518924" calcext:value-type="float">
            <text:p>-0.6392385189</text:p>
          </table:table-cell>
        </table:table-row>
        <table:table-row table:style-name="ro1">
          <table:table-cell office:value-type="float" office:value="-0.0444612456718" calcext:value-type="float">
            <text:p>-0.0444612457</text:p>
          </table:table-cell>
          <table:table-cell office:value-type="float" office:value="-0.951744640544" calcext:value-type="float">
            <text:p>-0.9517446405</text:p>
          </table:table-cell>
        </table:table-row>
        <table:table-row table:style-name="ro1">
          <table:table-cell office:value-type="float" office:value="-0.368959307671" calcext:value-type="float">
            <text:p>-0.3689593077</text:p>
          </table:table-cell>
          <table:table-cell office:value-type="float" office:value="1.23283644989" calcext:value-type="float">
            <text:p>1.2328364499</text:p>
          </table:table-cell>
        </table:table-row>
        <table:table-row table:style-name="ro1">
          <table:table-cell office:value-type="float" office:value="-0.164989330899" calcext:value-type="float">
            <text:p>-0.1649893309</text:p>
          </table:table-cell>
          <table:table-cell office:value-type="float" office:value="0.780105764642" calcext:value-type="float">
            <text:p>0.7801057646</text:p>
          </table:table-cell>
        </table:table-row>
        <table:table-row table:style-name="ro1">
          <table:table-cell office:value-type="float" office:value="0.0844549536332" calcext:value-type="float">
            <text:p>0.0844549536</text:p>
          </table:table-cell>
          <table:table-cell office:value-type="float" office:value="-0.996447335109" calcext:value-type="float">
            <text:p>-0.9964473351</text:p>
          </table:table-cell>
        </table:table-row>
        <table:table-row table:style-name="ro1">
          <table:table-cell office:value-type="float" office:value="0.374049966708" calcext:value-type="float">
            <text:p>0.3740499667</text:p>
          </table:table-cell>
          <table:table-cell office:value-type="float" office:value="-0.809274526834" calcext:value-type="float">
            <text:p>-0.8092745268</text:p>
          </table:table-cell>
        </table:table-row>
        <table:table-row table:style-name="ro1">
          <table:table-cell office:value-type="float" office:value="-0.259078632127" calcext:value-type="float">
            <text:p>-0.2590786321</text:p>
          </table:table-cell>
          <table:table-cell office:value-type="float" office:value="0.71835083507" calcext:value-type="float">
            <text:p>0.7183508351</text:p>
          </table:table-cell>
        </table:table-row>
        <table:table-row table:style-name="ro1">
          <table:table-cell office:value-type="float" office:value="-0.18477088172" calcext:value-type="float">
            <text:p>-0.1847708817</text:p>
          </table:table-cell>
          <table:table-cell office:value-type="float" office:value="0.671150648519" calcext:value-type="float">
            <text:p>0.6711506485</text:p>
          </table:table-cell>
        </table:table-row>
        <table:table-row table:style-name="ro1">
          <table:table-cell office:value-type="float" office:value="-0.176360904537" calcext:value-type="float">
            <text:p>-0.1763609045</text:p>
          </table:table-cell>
          <table:table-cell office:value-type="float" office:value="-0.304903955553" calcext:value-type="float">
            <text:p>-0.3049039556</text:p>
          </table:table-cell>
        </table:table-row>
        <table:table-row table:style-name="ro1">
          <table:table-cell office:value-type="float" office:value="0.169363742564" calcext:value-type="float">
            <text:p>0.1693637426</text:p>
          </table:table-cell>
          <table:table-cell office:value-type="float" office:value="-0.441502679028" calcext:value-type="float">
            <text:p>-0.441502679</text:p>
          </table:table-cell>
        </table:table-row>
        <table:table-row table:style-name="ro1">
          <table:table-cell office:value-type="float" office:value="-0.0399873765232" calcext:value-type="float">
            <text:p>-0.0399873765</text:p>
          </table:table-cell>
          <table:table-cell office:value-type="float" office:value="-0.100806472935" calcext:value-type="float">
            <text:p>-0.1008064729</text:p>
          </table:table-cell>
        </table:table-row>
        <table:table-row table:style-name="ro1">
          <table:table-cell office:value-type="float" office:value="-0.146126706563" calcext:value-type="float">
            <text:p>-0.1461267066</text:p>
          </table:table-cell>
          <table:table-cell office:value-type="float" office:value="0.148193733841" calcext:value-type="float">
            <text:p>0.1481937338</text:p>
          </table:table-cell>
        </table:table-row>
        <table:table-row table:style-name="ro1">
          <table:table-cell office:value-type="float" office:value="0.0702332323836" calcext:value-type="float">
            <text:p>0.0702332324</text:p>
          </table:table-cell>
          <table:table-cell office:value-type="float" office:value="-0.0771557555627" calcext:value-type="float">
            <text:p>-0.0771557556</text:p>
          </table:table-cell>
        </table:table-row>
        <table:table-row table:style-name="ro1">
          <table:table-cell office:value-type="float" office:value="0.0356575635821" calcext:value-type="float">
            <text:p>0.0356575636</text:p>
          </table:table-cell>
          <table:table-cell office:value-type="float" office:value="-0.498040722795" calcext:value-type="float">
            <text:p>-0.4980407228</text:p>
          </table:table-cell>
        </table:table-row>
        <table:table-row table:style-name="ro1">
          <table:table-cell office:value-type="float" office:value="-0.0789220623672" calcext:value-type="float">
            <text:p>-0.0789220624</text:p>
          </table:table-cell>
          <table:table-cell office:value-type="float" office:value="0.0615367507702" calcext:value-type="float">
            <text:p>0.0615367508</text:p>
          </table:table-cell>
        </table:table-row>
        <table:table-row table:style-name="ro1">
          <table:table-cell office:value-type="float" office:value="-0.0969113959093" calcext:value-type="float">
            <text:p>-0.0969113959</text:p>
          </table:table-cell>
          <table:table-cell office:value-type="float" office:value="0.470740219094" calcext:value-type="float">
            <text:p>0.4707402191</text:p>
          </table:table-cell>
        </table:table-row>
        <table:table-row table:style-name="ro1">
          <table:table-cell office:value-type="float" office:value="-0.216434376743" calcext:value-type="float">
            <text:p>-0.2164343767</text:p>
          </table:table-cell>
          <table:table-cell office:value-type="float" office:value="-0.237669929098" calcext:value-type="float">
            <text:p>-0.2376699291</text:p>
          </table:table-cell>
        </table:table-row>
        <table:table-row table:style-name="ro1">
          <table:table-cell office:value-type="float" office:value="-0.0210339444713" calcext:value-type="float">
            <text:p>-0.0210339445</text:p>
          </table:table-cell>
          <table:table-cell office:value-type="float" office:value="-0.278302486483" calcext:value-type="float">
            <text:p>-0.2783024865</text:p>
          </table:table-cell>
        </table:table-row>
        <table:table-row table:style-name="ro1">
          <table:table-cell office:value-type="float" office:value="-0.0746011435892" calcext:value-type="float">
            <text:p>-0.0746011436</text:p>
          </table:table-cell>
          <table:table-cell office:value-type="float" office:value="0.203642916419" calcext:value-type="float">
            <text:p>0.2036429164</text:p>
          </table:table-cell>
        </table:table-row>
        <table:table-row table:style-name="ro1">
          <table:table-cell office:value-type="float" office:value="-0.0896934741363" calcext:value-type="float">
            <text:p>-0.0896934741</text:p>
          </table:table-cell>
          <table:table-cell office:value-type="float" office:value="0.168303276915" calcext:value-type="float">
            <text:p>0.1683032769</text:p>
          </table:table-cell>
        </table:table-row>
        <table:table-row table:style-name="ro1">
          <table:table-cell office:value-type="float" office:value="-0.094722033916" calcext:value-type="float">
            <text:p>-0.0947220339</text:p>
          </table:table-cell>
          <table:table-cell office:value-type="float" office:value="-0.171167005599" calcext:value-type="float">
            <text:p>-0.1711670056</text:p>
          </table:table-cell>
        </table:table-row>
        <table:table-row table:style-name="ro1">
          <table:table-cell office:value-type="float" office:value="-0.0435416842159" calcext:value-type="float">
            <text:p>-0.0435416842</text:p>
          </table:table-cell>
          <table:table-cell office:value-type="float" office:value="-0.2496282891" calcext:value-type="float">
            <text:p>-0.2496282891</text:p>
          </table:table-cell>
        </table:table-row>
        <table:table-row table:style-name="ro1">
          <table:table-cell office:value-type="float" office:value="0.093707331866" calcext:value-type="float">
            <text:p>0.0937073319</text:p>
          </table:table-cell>
          <table:table-cell office:value-type="float" office:value="0.00809984177817" calcext:value-type="float">
            <text:p>0.0080998418</text:p>
          </table:table-cell>
        </table:table-row>
        <table:table-row table:style-name="ro1">
          <table:table-cell office:value-type="float" office:value="0.0404884235188" calcext:value-type="float">
            <text:p>0.0404884235</text:p>
          </table:table-cell>
          <table:table-cell office:value-type="float" office:value="-0.0639446113352" calcext:value-type="float">
            <text:p>-0.0639446113</text:p>
          </table:table-cell>
        </table:table-row>
        <table:table-row table:style-name="ro1">
          <table:table-cell office:value-type="float" office:value="-0.0871540009696" calcext:value-type="float">
            <text:p>-0.087154001</text:p>
          </table:table-cell>
          <table:table-cell office:value-type="float" office:value="-0.177947071418" calcext:value-type="float">
            <text:p>-0.1779470714</text:p>
          </table:table-cell>
        </table:table-row>
        <table:table-row table:style-name="ro1">
          <table:table-cell office:value-type="float" office:value="-0.0424219195778" calcext:value-type="float">
            <text:p>-0.0424219196</text:p>
          </table:table-cell>
          <table:table-cell office:value-type="float" office:value="0.109480725992" calcext:value-type="float">
            <text:p>0.109480726</text:p>
          </table:table-cell>
        </table:table-row>
        <table:table-row table:style-name="ro1">
          <table:table-cell office:value-type="float" office:value="-0.00152061953646" calcext:value-type="float">
            <text:p>-0.0015206195</text:p>
          </table:table-cell>
          <table:table-cell office:value-type="float" office:value="0.170014976207" calcext:value-type="float">
            <text:p>0.1700149762</text:p>
          </table:table-cell>
        </table:table-row>
        <table:table-row table:style-name="ro1">
          <table:table-cell office:value-type="float" office:value="-0.341240837686" calcext:value-type="float">
            <text:p>-0.3412408377</text:p>
          </table:table-cell>
          <table:table-cell office:value-type="float" office:value="-0.0817787013017" calcext:value-type="float">
            <text:p>-0.0817787013</text:p>
          </table:table-cell>
        </table:table-row>
        <table:table-row table:style-name="ro1">
          <table:table-cell office:value-type="float" office:value="-0.216429150794" calcext:value-type="float">
            <text:p>-0.2164291508</text:p>
          </table:table-cell>
          <table:table-cell office:value-type="float" office:value="0.0122040618304" calcext:value-type="float">
            <text:p>0.0122040618</text:p>
          </table:table-cell>
        </table:table-row>
        <table:table-row table:style-name="ro1">
          <table:table-cell office:value-type="float" office:value="0.0304595578881" calcext:value-type="float">
            <text:p>0.0304595579</text:p>
          </table:table-cell>
          <table:table-cell office:value-type="float" office:value="0.13067671828" calcext:value-type="float">
            <text:p>0.1306767183</text:p>
          </table:table-cell>
        </table:table-row>
        <table:table-row table:style-name="ro1">
          <table:table-cell office:value-type="float" office:value="-0.00156291277846" calcext:value-type="float">
            <text:p>-0.0015629128</text:p>
          </table:table-cell>
          <table:table-cell office:value-type="float" office:value="-0.228506410271" calcext:value-type="float">
            <text:p>-0.2285064103</text:p>
          </table:table-cell>
        </table:table-row>
        <table:table-row table:style-name="ro1">
          <table:table-cell office:value-type="float" office:value="0.113442022735" calcext:value-type="float">
            <text:p>0.1134420227</text:p>
          </table:table-cell>
          <table:table-cell office:value-type="float" office:value="-0.316581923291" calcext:value-type="float">
            <text:p>-0.3165819233</text:p>
          </table:table-cell>
        </table:table-row>
        <table:table-row table:style-name="ro1">
          <table:table-cell office:value-type="float" office:value="0.0779516255669" calcext:value-type="float">
            <text:p>0.0779516256</text:p>
          </table:table-cell>
          <table:table-cell office:value-type="float" office:value="-0.190444142707" calcext:value-type="float">
            <text:p>-0.1904441427</text:p>
          </table:table-cell>
        </table:table-row>
        <table:table-row table:style-name="ro1">
          <table:table-cell office:value-type="float" office:value="-0.091860680664" calcext:value-type="float">
            <text:p>-0.0918606807</text:p>
          </table:table-cell>
          <table:table-cell office:value-type="float" office:value="0.382101253755" calcext:value-type="float">
            <text:p>0.3821012538</text:p>
          </table:table-cell>
        </table:table-row>
        <table:table-row table:style-name="ro1">
          <table:table-cell office:value-type="float" office:value="-0.297071573641" calcext:value-type="float">
            <text:p>-0.2970715736</text:p>
          </table:table-cell>
          <table:table-cell office:value-type="float" office:value="0.21109499177" calcext:value-type="float">
            <text:p>0.2110949918</text:p>
          </table:table-cell>
        </table:table-row>
        <table:table-row table:style-name="ro1">
          <table:table-cell office:value-type="float" office:value="-0.221632332187" calcext:value-type="float">
            <text:p>-0.2216323322</text:p>
          </table:table-cell>
          <table:table-cell office:value-type="float" office:value="-0.099097313527" calcext:value-type="float">
            <text:p>-0.0990973135</text:p>
          </table:table-cell>
        </table:table-row>
        <table:table-row table:style-name="ro1">
          <table:table-cell office:value-type="float" office:value="-0.045996884387" calcext:value-type="float">
            <text:p>-0.0459968844</text:p>
          </table:table-cell>
          <table:table-cell office:value-type="float" office:value="0.101435788656" calcext:value-type="float">
            <text:p>0.1014357887</text:p>
          </table:table-cell>
        </table:table-row>
        <table:table-row table:style-name="ro1">
          <table:table-cell office:value-type="float" office:value="-0.113755004089" calcext:value-type="float">
            <text:p>-0.1137550041</text:p>
          </table:table-cell>
          <table:table-cell office:value-type="float" office:value="-0.186144721583" calcext:value-type="float">
            <text:p>-0.1861447216</text:p>
          </table:table-cell>
        </table:table-row>
        <table:table-row table:style-name="ro1">
          <table:table-cell office:value-type="float" office:value="0.100383353792" calcext:value-type="float">
            <text:p>0.1003833538</text:p>
          </table:table-cell>
          <table:table-cell office:value-type="float" office:value="-0.216209149305" calcext:value-type="float">
            <text:p>-0.2162091493</text:p>
          </table:table-cell>
        </table:table-row>
        <table:table-row table:style-name="ro1">
          <table:table-cell office:value-type="float" office:value="0.310063008741" calcext:value-type="float">
            <text:p>0.3100630087</text:p>
          </table:table-cell>
          <table:table-cell office:value-type="float" office:value="-0.0850435307063" calcext:value-type="float">
            <text:p>-0.0850435307</text:p>
          </table:table-cell>
        </table:table-row>
        <table:table-row table:style-name="ro1">
          <table:table-cell office:value-type="float" office:value="-0.0759507814609" calcext:value-type="float">
            <text:p>-0.0759507815</text:p>
          </table:table-cell>
          <table:table-cell office:value-type="float" office:value="-0.170777909942" calcext:value-type="float">
            <text:p>-0.1707779099</text:p>
          </table:table-cell>
        </table:table-row>
        <table:table-row table:style-name="ro1">
          <table:table-cell office:value-type="float" office:value="-0.110201075552" calcext:value-type="float">
            <text:p>-0.1102010756</text:p>
          </table:table-cell>
          <table:table-cell office:value-type="float" office:value="0.264955759943" calcext:value-type="float">
            <text:p>0.2649557599</text:p>
          </table:table-cell>
        </table:table-row>
        <table:table-row table:style-name="ro1">
          <table:table-cell office:value-type="float" office:value="-0.243905801866" calcext:value-type="float">
            <text:p>-0.2439058019</text:p>
          </table:table-cell>
          <table:table-cell office:value-type="float" office:value="0.168129048161" calcext:value-type="float">
            <text:p>0.1681290482</text:p>
          </table:table-cell>
        </table:table-row>
        <table:table-row table:style-name="ro1">
          <table:table-cell office:value-type="float" office:value="-0.231592899598" calcext:value-type="float">
            <text:p>-0.2315928996</text:p>
          </table:table-cell>
          <table:table-cell office:value-type="float" office:value="-0.10338246379" calcext:value-type="float">
            <text:p>-0.1033824638</text:p>
          </table:table-cell>
        </table:table-row>
        <table:table-row table:style-name="ro1">
          <table:table-cell office:value-type="float" office:value="-0.205530781355" calcext:value-type="float">
            <text:p>-0.2055307814</text:p>
          </table:table-cell>
          <table:table-cell office:value-type="float" office:value="0.274716370851" calcext:value-type="float">
            <text:p>0.2747163709</text:p>
          </table:table-cell>
        </table:table-row>
        <table:table-row table:style-name="ro1">
          <table:table-cell office:value-type="float" office:value="-0.139671325665" calcext:value-type="float">
            <text:p>-0.1396713257</text:p>
          </table:table-cell>
          <table:table-cell office:value-type="float" office:value="-0.163424524628" calcext:value-type="float">
            <text:p>-0.1634245246</text:p>
          </table:table-cell>
        </table:table-row>
        <table:table-row table:style-name="ro1">
          <table:table-cell office:value-type="float" office:value="-0.0533593054768" calcext:value-type="float">
            <text:p>-0.0533593055</text:p>
          </table:table-cell>
          <table:table-cell office:value-type="float" office:value="-0.19506744476" calcext:value-type="float">
            <text:p>-0.1950674448</text:p>
          </table:table-cell>
        </table:table-row>
        <table:table-row table:style-name="ro1">
          <table:table-cell office:value-type="float" office:value="0.19734774923" calcext:value-type="float">
            <text:p>0.1973477492</text:p>
          </table:table-cell>
          <table:table-cell office:value-type="float" office:value="-0.146600769572" calcext:value-type="float">
            <text:p>-0.1466007696</text:p>
          </table:table-cell>
        </table:table-row>
        <table:table-row table:style-name="ro1">
          <table:table-cell office:value-type="float" office:value="0.293638581969" calcext:value-type="float">
            <text:p>0.293638582</text:p>
          </table:table-cell>
          <table:table-cell office:value-type="float" office:value="-0.167096685693" calcext:value-type="float">
            <text:p>-0.1670966857</text:p>
          </table:table-cell>
        </table:table-row>
        <table:table-row table:style-name="ro1">
          <table:table-cell office:value-type="float" office:value="-0.0262672824226" calcext:value-type="float">
            <text:p>-0.0262672824</text:p>
          </table:table-cell>
          <table:table-cell office:value-type="float" office:value="0.188410992734" calcext:value-type="float">
            <text:p>0.1884109927</text:p>
          </table:table-cell>
        </table:table-row>
        <table:table-row table:style-name="ro1">
          <table:table-cell office:value-type="float" office:value="-0.170063033011" calcext:value-type="float">
            <text:p>-0.170063033</text:p>
          </table:table-cell>
          <table:table-cell office:value-type="float" office:value="0.126107713105" calcext:value-type="float">
            <text:p>0.1261077131</text:p>
          </table:table-cell>
        </table:table-row>
        <table:table-row table:style-name="ro1">
          <table:table-cell office:value-type="float" office:value="-0.317612348869" calcext:value-type="float">
            <text:p>-0.3176123489</text:p>
          </table:table-cell>
          <table:table-cell office:value-type="float" office:value="-0.0323164736945" calcext:value-type="float">
            <text:p>-0.0323164737</text:p>
          </table:table-cell>
        </table:table-row>
        <table:table-row table:style-name="ro1">
          <table:table-cell office:value-type="float" office:value="-0.356040871404" calcext:value-type="float">
            <text:p>-0.3560408714</text:p>
          </table:table-cell>
          <table:table-cell office:value-type="float" office:value="0.171737949662" calcext:value-type="float">
            <text:p>0.1717379497</text:p>
          </table:table-cell>
        </table:table-row>
        <table:table-row table:style-name="ro1">
          <table:table-cell office:value-type="float" office:value="-0.0508471954521" calcext:value-type="float">
            <text:p>-0.0508471955</text:p>
          </table:table-cell>
          <table:table-cell office:value-type="float" office:value="0.142162193852" calcext:value-type="float">
            <text:p>0.1421621939</text:p>
          </table:table-cell>
        </table:table-row>
        <table:table-row table:style-name="ro1">
          <table:table-cell office:value-type="float" office:value="0.217711536549" calcext:value-type="float">
            <text:p>0.2177115365</text:p>
          </table:table-cell>
          <table:table-cell office:value-type="float" office:value="-0.293961567543" calcext:value-type="float">
            <text:p>-0.2939615675</text:p>
          </table:table-cell>
        </table:table-row>
        <table:table-row table:style-name="ro1">
          <table:table-cell office:value-type="float" office:value="0.280987473093" calcext:value-type="float">
            <text:p>0.2809874731</text:p>
          </table:table-cell>
          <table:table-cell office:value-type="float" office:value="-0.401419504099" calcext:value-type="float">
            <text:p>-0.4014195041</text:p>
          </table:table-cell>
        </table:table-row>
        <table:table-row table:style-name="ro1">
          <table:table-cell office:value-type="float" office:value="0.023685001242" calcext:value-type="float">
            <text:p>0.0236850012</text:p>
          </table:table-cell>
          <table:table-cell office:value-type="float" office:value="0.0230326347006" calcext:value-type="float">
            <text:p>0.0230326347</text:p>
          </table:table-cell>
        </table:table-row>
        <table:table-row table:style-name="ro1">
          <table:table-cell office:value-type="float" office:value="0.068438191996" calcext:value-type="float">
            <text:p>0.068438192</text:p>
          </table:table-cell>
          <table:table-cell office:value-type="float" office:value="0.339530673288" calcext:value-type="float">
            <text:p>0.3395306733</text:p>
          </table:table-cell>
        </table:table-row>
        <table:table-row table:style-name="ro1">
          <table:table-cell office:value-type="float" office:value="-0.375452750288" calcext:value-type="float">
            <text:p>-0.3754527503</text:p>
          </table:table-cell>
          <table:table-cell office:value-type="float" office:value="-0.0107326591189" calcext:value-type="float">
            <text:p>-0.0107326591</text:p>
          </table:table-cell>
        </table:table-row>
        <table:table-row table:style-name="ro1">
          <table:table-cell office:value-type="float" office:value="-0.254034440182" calcext:value-type="float">
            <text:p>-0.2540344402</text:p>
          </table:table-cell>
          <table:table-cell office:value-type="float" office:value="0.0522126801917" calcext:value-type="float">
            <text:p>0.0522126802</text:p>
          </table:table-cell>
        </table:table-row>
        <table:table-row table:style-name="ro1">
          <table:table-cell office:value-type="float" office:value="-0.0192927578534" calcext:value-type="float">
            <text:p>-0.0192927579</text:p>
          </table:table-cell>
          <table:table-cell office:value-type="float" office:value="0.108626374695" calcext:value-type="float">
            <text:p>0.1086263747</text:p>
          </table:table-cell>
        </table:table-row>
        <table:table-row table:style-name="ro1">
          <table:table-cell office:value-type="float" office:value="0.211239454541" calcext:value-type="float">
            <text:p>0.2112394545</text:p>
          </table:table-cell>
          <table:table-cell office:value-type="float" office:value="-0.283480232488" calcext:value-type="float">
            <text:p>-0.2834802325</text:p>
          </table:table-cell>
        </table:table-row>
        <table:table-row table:style-name="ro1">
          <table:table-cell office:value-type="float" office:value="0.37200007908" calcext:value-type="float">
            <text:p>0.3720000791</text:p>
          </table:table-cell>
          <table:table-cell office:value-type="float" office:value="-0.399742924646" calcext:value-type="float">
            <text:p>-0.3997429246</text:p>
          </table:table-cell>
        </table:table-row>
        <table:table-row table:style-name="ro1">
          <table:table-cell office:value-type="float" office:value="-0.0647958837077" calcext:value-type="float">
            <text:p>-0.0647958837</text:p>
          </table:table-cell>
          <table:table-cell office:value-type="float" office:value="0.117494079228" calcext:value-type="float">
            <text:p>0.1174940792</text:p>
          </table:table-cell>
        </table:table-row>
        <table:table-row table:style-name="ro1">
          <table:table-cell office:value-type="float" office:value="-0.0188036885136" calcext:value-type="float">
            <text:p>-0.0188036885</text:p>
          </table:table-cell>
          <table:table-cell office:value-type="float" office:value="0.342911350653" calcext:value-type="float">
            <text:p>0.3429113507</text:p>
          </table:table-cell>
        </table:table-row>
        <table:table-row table:style-name="ro1">
          <table:table-cell office:value-type="float" office:value="-0.452765731998" calcext:value-type="float">
            <text:p>-0.452765732</text:p>
          </table:table-cell>
          <table:table-cell office:value-type="float" office:value="0.0213106045662" calcext:value-type="float">
            <text:p>0.0213106046</text:p>
          </table:table-cell>
        </table:table-row>
        <table:table-row table:style-name="ro1">
          <table:table-cell office:value-type="float" office:value="-0.206033166815" calcext:value-type="float">
            <text:p>-0.2060331668</text:p>
          </table:table-cell>
          <table:table-cell office:value-type="float" office:value="-0.168510103896" calcext:value-type="float">
            <text:p>-0.1685101039</text:p>
          </table:table-cell>
        </table:table-row>
        <table:table-row table:style-name="ro1">
          <table:table-cell office:value-type="float" office:value="-0.0156553363299" calcext:value-type="float">
            <text:p>-0.0156553363</text:p>
          </table:table-cell>
          <table:table-cell office:value-type="float" office:value="-0.0519422738766" calcext:value-type="float">
            <text:p>-0.0519422739</text:p>
          </table:table-cell>
        </table:table-row>
        <table:table-row table:style-name="ro1">
          <table:table-cell office:value-type="float" office:value="0.220536308158" calcext:value-type="float">
            <text:p>0.2205363082</text:p>
          </table:table-cell>
          <table:table-cell office:value-type="float" office:value="-0.229146954473" calcext:value-type="float">
            <text:p>-0.2291469545</text:p>
          </table:table-cell>
        </table:table-row>
        <table:table-row table:style-name="ro1">
          <table:table-cell office:value-type="float" office:value="0.0926167530566" calcext:value-type="float">
            <text:p>0.0926167531</text:p>
          </table:table-cell>
          <table:table-cell office:value-type="float" office:value="-0.316582398377" calcext:value-type="float">
            <text:p>-0.3165823984</text:p>
          </table:table-cell>
        </table:table-row>
        <table:table-row table:style-name="ro1">
          <table:table-cell office:value-type="float" office:value="0.0260610150383" calcext:value-type="float">
            <text:p>0.026061015</text:p>
          </table:table-cell>
          <table:table-cell office:value-type="float" office:value="0.257453435082" calcext:value-type="float">
            <text:p>0.2574534351</text:p>
          </table:table-cell>
        </table:table-row>
        <table:table-row table:style-name="ro1">
          <table:table-cell office:value-type="float" office:value="-0.200930137262" calcext:value-type="float">
            <text:p>-0.2009301373</text:p>
          </table:table-cell>
          <table:table-cell office:value-type="float" office:value="0.242456459831" calcext:value-type="float">
            <text:p>0.2424564598</text:p>
          </table:table-cell>
        </table:table-row>
        <table:table-row table:style-name="ro1">
          <table:table-cell office:value-type="float" office:value="-0.490813308433" calcext:value-type="float">
            <text:p>-0.4908133084</text:p>
          </table:table-cell>
          <table:table-cell office:value-type="float" office:value="-0.0760043200292" calcext:value-type="float">
            <text:p>-0.07600432</text:p>
          </table:table-cell>
        </table:table-row>
        <table:table-row table:style-name="ro1">
          <table:table-cell office:value-type="float" office:value="-0.251930922624" calcext:value-type="float">
            <text:p>-0.2519309226</text:p>
          </table:table-cell>
          <table:table-cell office:value-type="float" office:value="0.060814149119" calcext:value-type="float">
            <text:p>0.0608141491</text:p>
          </table:table-cell>
        </table:table-row>
        <table:table-row table:style-name="ro1">
          <table:table-cell office:value-type="float" office:value="0.0103652643983" calcext:value-type="float">
            <text:p>0.0103652644</text:p>
          </table:table-cell>
          <table:table-cell office:value-type="float" office:value="-0.0902163065784" calcext:value-type="float">
            <text:p>-0.0902163066</text:p>
          </table:table-cell>
        </table:table-row>
        <table:table-row table:style-name="ro1">
          <table:table-cell office:value-type="float" office:value="0.266901713312" calcext:value-type="float">
            <text:p>0.2669017133</text:p>
          </table:table-cell>
          <table:table-cell office:value-type="float" office:value="-0.315109302029" calcext:value-type="float">
            <text:p>-0.315109302</text:p>
          </table:table-cell>
        </table:table-row>
        <table:table-row table:style-name="ro1">
          <table:table-cell office:value-type="float" office:value="0.0400919411844" calcext:value-type="float">
            <text:p>0.0400919412</text:p>
          </table:table-cell>
          <table:table-cell office:value-type="float" office:value="-0.32034895543" calcext:value-type="float">
            <text:p>-0.3203489554</text:p>
          </table:table-cell>
        </table:table-row>
        <table:table-row table:style-name="ro1">
          <table:table-cell office:value-type="float" office:value="0.000452363215154" calcext:value-type="float">
            <text:p>0.0004523632</text:p>
          </table:table-cell>
          <table:table-cell office:value-type="float" office:value="0.361303584762" calcext:value-type="float">
            <text:p>0.3613035848</text:p>
          </table:table-cell>
        </table:table-row>
        <table:table-row table:style-name="ro1">
          <table:table-cell office:value-type="float" office:value="-0.297254975215" calcext:value-type="float">
            <text:p>-0.2972549752</text:p>
          </table:table-cell>
          <table:table-cell office:value-type="float" office:value="0.294252375159" calcext:value-type="float">
            <text:p>0.2942523752</text:p>
          </table:table-cell>
        </table:table-row>
        <table:table-row table:style-name="ro1">
          <table:table-cell office:value-type="float" office:value="-0.349705011249" calcext:value-type="float">
            <text:p>-0.3497050112</text:p>
          </table:table-cell>
          <table:table-cell office:value-type="float" office:value="-0.212779337056" calcext:value-type="float">
            <text:p>-0.2127793371</text:p>
          </table:table-cell>
        </table:table-row>
        <table:table-row table:style-name="ro1">
          <table:table-cell office:value-type="float" office:value="-0.107912795115" calcext:value-type="float">
            <text:p>-0.1079127951</text:p>
          </table:table-cell>
          <table:table-cell office:value-type="float" office:value="0.11972798056" calcext:value-type="float">
            <text:p>0.1197279806</text:p>
          </table:table-cell>
        </table:table-row>
        <table:table-row table:style-name="ro1">
          <table:table-cell office:value-type="float" office:value="0.154838381801" calcext:value-type="float">
            <text:p>0.1548383818</text:p>
          </table:table-cell>
          <table:table-cell office:value-type="float" office:value="-0.205380215552" calcext:value-type="float">
            <text:p>-0.2053802156</text:p>
          </table:table-cell>
        </table:table-row>
        <table:table-row table:style-name="ro1">
          <table:table-cell office:value-type="float" office:value="0.172797903679" calcext:value-type="float">
            <text:p>0.1727979037</text:p>
          </table:table-cell>
          <table:table-cell office:value-type="float" office:value="-0.313771934174" calcext:value-type="float">
            <text:p>-0.3137719342</text:p>
          </table:table-cell>
        </table:table-row>
        <table:table-row table:style-name="ro1">
          <table:table-cell office:value-type="float" office:value="-0.116965162028" calcext:value-type="float">
            <text:p>-0.116965162</text:p>
          </table:table-cell>
          <table:table-cell office:value-type="float" office:value="0.0340019998443" calcext:value-type="float">
            <text:p>0.0340019998</text:p>
          </table:table-cell>
        </table:table-row>
        <table:table-row table:style-name="ro1">
          <table:table-cell office:value-type="float" office:value="0.02969085688" calcext:value-type="float">
            <text:p>0.0296908569</text:p>
          </table:table-cell>
          <table:table-cell office:value-type="float" office:value="0.306219633892" calcext:value-type="float">
            <text:p>0.3062196339</text:p>
          </table:table-cell>
        </table:table-row>
        <table:table-row table:style-name="ro1">
          <table:table-cell office:value-type="float" office:value="-0.321463507824" calcext:value-type="float">
            <text:p>-0.3214635078</text:p>
          </table:table-cell>
          <table:table-cell office:value-type="float" office:value="-0.000915268548997" calcext:value-type="float">
            <text:p>-0.0009152685</text:p>
          </table:table-cell>
        </table:table-row>
        <table:table-row table:style-name="ro1">
          <table:table-cell office:value-type="float" office:value="-0.204773457292" calcext:value-type="float">
            <text:p>-0.2047734573</text:p>
          </table:table-cell>
          <table:table-cell office:value-type="float" office:value="-0.077454895461" calcext:value-type="float">
            <text:p>-0.0774548955</text:p>
          </table:table-cell>
        </table:table-row>
        <table:table-row table:style-name="ro1">
          <table:table-cell office:value-type="float" office:value="-0.138555813963" calcext:value-type="float">
            <text:p>-0.138555814</text:p>
          </table:table-cell>
          <table:table-cell office:value-type="float" office:value="0.150949270763" calcext:value-type="float">
            <text:p>0.1509492708</text:p>
          </table:table-cell>
        </table:table-row>
        <table:table-row table:style-name="ro1">
          <table:table-cell office:value-type="float" office:value="-0.0897256977763" calcext:value-type="float">
            <text:p>-0.0897256978</text:p>
          </table:table-cell>
          <table:table-cell office:value-type="float" office:value="-0.0675193386013" calcext:value-type="float">
            <text:p>-0.0675193386</text:p>
          </table:table-cell>
        </table:table-row>
        <table:table-row table:style-name="ro1">
          <table:table-cell office:value-type="float" office:value="0.0539996578172" calcext:value-type="float">
            <text:p>0.0539996578</text:p>
          </table:table-cell>
          <table:table-cell office:value-type="float" office:value="-0.255275730975" calcext:value-type="float">
            <text:p>-0.255275731</text:p>
          </table:table-cell>
        </table:table-row>
        <table:table-row table:style-name="ro1">
          <table:table-cell office:value-type="float" office:value="0.348440733589" calcext:value-type="float">
            <text:p>0.3484407336</text:p>
          </table:table-cell>
          <table:table-cell office:value-type="float" office:value="-0.168231666796" calcext:value-type="float">
            <text:p>-0.1682316668</text:p>
          </table:table-cell>
        </table:table-row>
        <table:table-row table:style-name="ro1">
          <table:table-cell office:value-type="float" office:value="-0.024923137736" calcext:value-type="float">
            <text:p>-0.0249231377</text:p>
          </table:table-cell>
          <table:table-cell office:value-type="float" office:value="-0.246239882447" calcext:value-type="float">
            <text:p>-0.2462398824</text:p>
          </table:table-cell>
        </table:table-row>
        <table:table-row table:style-name="ro1">
          <table:table-cell office:value-type="float" office:value="-0.104096500184" calcext:value-type="float">
            <text:p>-0.1040965002</text:p>
          </table:table-cell>
          <table:table-cell office:value-type="float" office:value="0.278107244298" calcext:value-type="float">
            <text:p>0.2781072443</text:p>
          </table:table-cell>
        </table:table-row>
        <table:table-row table:style-name="ro1">
          <table:table-cell office:value-type="float" office:value="-0.191819499191" calcext:value-type="float">
            <text:p>-0.1918194992</text:p>
          </table:table-cell>
          <table:table-cell office:value-type="float" office:value="0.149088942558" calcext:value-type="float">
            <text:p>0.1490889426</text:p>
          </table:table-cell>
        </table:table-row>
        <table:table-row table:style-name="ro1">
          <table:table-cell office:value-type="float" office:value="-0.248968375996" calcext:value-type="float">
            <text:p>-0.248968376</text:p>
          </table:table-cell>
          <table:table-cell office:value-type="float" office:value="-0.116186340312" calcext:value-type="float">
            <text:p>-0.1161863403</text:p>
          </table:table-cell>
        </table:table-row>
        <table:table-row table:style-name="ro1">
          <table:table-cell office:value-type="float" office:value="-0.0893814794999" calcext:value-type="float">
            <text:p>-0.0893814795</text:p>
          </table:table-cell>
          <table:table-cell office:value-type="float" office:value="0.231230518408" calcext:value-type="float">
            <text:p>0.2312305184</text:p>
          </table:table-cell>
        </table:table-row>
        <table:table-row table:style-name="ro1">
          <table:table-cell office:value-type="float" office:value="0.15599885311" calcext:value-type="float">
            <text:p>0.1559988531</text:p>
          </table:table-cell>
          <table:table-cell office:value-type="float" office:value="-0.192893486526" calcext:value-type="float">
            <text:p>-0.1928934865</text:p>
          </table:table-cell>
        </table:table-row>
        <table:table-row table:style-name="ro1">
          <table:table-cell office:value-type="float" office:value="-0.0115026883129" calcext:value-type="float">
            <text:p>-0.0115026883</text:p>
          </table:table-cell>
          <table:table-cell office:value-type="float" office:value="-0.511602170058" calcext:value-type="float">
            <text:p>-0.5116021701</text:p>
          </table:table-cell>
        </table:table-row>
        <table:table-row table:style-name="ro1">
          <table:table-cell office:value-type="float" office:value="-0.223080395143" calcext:value-type="float">
            <text:p>-0.2230803951</text:p>
          </table:table-cell>
          <table:table-cell office:value-type="float" office:value="0.0669388699718" calcext:value-type="float">
            <text:p>0.06693887</text:p>
          </table:table-cell>
        </table:table-row>
        <table:table-row table:style-name="ro1">
          <table:table-cell office:value-type="float" office:value="-0.178234078344" calcext:value-type="float">
            <text:p>-0.1782340783</text:p>
          </table:table-cell>
          <table:table-cell office:value-type="float" office:value="0.445169394873" calcext:value-type="float">
            <text:p>0.4451693949</text:p>
          </table:table-cell>
        </table:table-row>
        <table:table-row table:style-name="ro1">
          <table:table-cell office:value-type="float" office:value="-0.568598781712" calcext:value-type="float">
            <text:p>-0.5685987817</text:p>
          </table:table-cell>
          <table:table-cell office:value-type="float" office:value="0.124336344805" calcext:value-type="float">
            <text:p>0.1243363448</text:p>
          </table:table-cell>
        </table:table-row>
        <table:table-row table:style-name="ro1">
          <table:table-cell office:value-type="float" office:value="0.0798042244837" calcext:value-type="float">
            <text:p>0.0798042245</text:p>
          </table:table-cell>
          <table:table-cell office:value-type="float" office:value="-0.201699850112" calcext:value-type="float">
            <text:p>-0.2016998501</text:p>
          </table:table-cell>
        </table:table-row>
        <table:table-row table:style-name="ro1">
          <table:table-cell office:value-type="float" office:value="0.42934971638" calcext:value-type="float">
            <text:p>0.4293497164</text:p>
          </table:table-cell>
          <table:table-cell office:value-type="float" office:value="-0.462934697829" calcext:value-type="float">
            <text:p>-0.4629346978</text:p>
          </table:table-cell>
        </table:table-row>
        <table:table-row table:style-name="ro1">
          <table:table-cell office:value-type="float" office:value="-0.0971472671069" calcext:value-type="float">
            <text:p>-0.0971472671</text:p>
          </table:table-cell>
          <table:table-cell office:value-type="float" office:value="-0.349262450114" calcext:value-type="float">
            <text:p>-0.3492624501</text:p>
          </table:table-cell>
        </table:table-row>
        <table:table-row table:style-name="ro1">
          <table:table-cell office:value-type="float" office:value="-0.208240746539" calcext:value-type="float">
            <text:p>-0.2082407465</text:p>
          </table:table-cell>
          <table:table-cell office:value-type="float" office:value="0.521436163522" calcext:value-type="float">
            <text:p>0.5214361635</text:p>
          </table:table-cell>
        </table:table-row>
        <table:table-row table:style-name="ro1">
          <table:table-cell office:value-type="float" office:value="-0.415333940461" calcext:value-type="float">
            <text:p>-0.4153339405</text:p>
          </table:table-cell>
          <table:table-cell office:value-type="float" office:value="0.357158822492" calcext:value-type="float">
            <text:p>0.3571588225</text:p>
          </table:table-cell>
        </table:table-row>
        <table:table-row table:style-name="ro1">
          <table:table-cell office:value-type="float" office:value="0.0450742211659" calcext:value-type="float">
            <text:p>0.0450742212</text:p>
          </table:table-cell>
          <table:table-cell office:value-type="float" office:value="-0.0791673713364" calcext:value-type="float">
            <text:p>-0.0791673713</text:p>
          </table:table-cell>
        </table:table-row>
        <table:table-row table:style-name="ro1">
          <table:table-cell office:value-type="float" office:value="0.224918650109" calcext:value-type="float">
            <text:p>0.2249186501</text:p>
          </table:table-cell>
          <table:table-cell office:value-type="float" office:value="-0.515221633092" calcext:value-type="float">
            <text:p>-0.5152216331</text:p>
          </table:table-cell>
        </table:table-row>
        <table:table-row table:style-name="ro1">
          <table:table-cell office:value-type="float" office:value="0.0439805360232" calcext:value-type="float">
            <text:p>0.043980536</text:p>
          </table:table-cell>
          <table:table-cell office:value-type="float" office:value="-0.315438463725" calcext:value-type="float">
            <text:p>-0.3154384637</text:p>
          </table:table-cell>
        </table:table-row>
        <table:table-row table:style-name="ro1">
          <table:table-cell office:value-type="float" office:value="-0.176191554554" calcext:value-type="float">
            <text:p>-0.1761915546</text:p>
          </table:table-cell>
          <table:table-cell office:value-type="float" office:value="0.38659703169" calcext:value-type="float">
            <text:p>0.3865970317</text:p>
          </table:table-cell>
        </table:table-row>
        <table:table-row table:style-name="ro1">
          <table:table-cell office:value-type="float" office:value="-0.224830521606" calcext:value-type="float">
            <text:p>-0.2248305216</text:p>
          </table:table-cell>
          <table:table-cell office:value-type="float" office:value="0.355584788583" calcext:value-type="float">
            <text:p>0.3555847886</text:p>
          </table:table-cell>
        </table:table-row>
        <table:table-row table:style-name="ro1">
          <table:table-cell office:value-type="float" office:value="-0.458201047853" calcext:value-type="float">
            <text:p>-0.4582010479</text:p>
          </table:table-cell>
          <table:table-cell office:value-type="float" office:value="-0.230795522109" calcext:value-type="float">
            <text:p>-0.2307955221</text:p>
          </table:table-cell>
        </table:table-row>
        <table:table-row table:style-name="ro1">
          <table:table-cell office:value-type="float" office:value="-0.0185258612595" calcext:value-type="float">
            <text:p>-0.0185258613</text:p>
          </table:table-cell>
          <table:table-cell office:value-type="float" office:value="-0.0735893377382" calcext:value-type="float">
            <text:p>-0.0735893377</text:p>
          </table:table-cell>
        </table:table-row>
        <table:table-row table:style-name="ro1">
          <table:table-cell office:value-type="float" office:value="0.388631753102" calcext:value-type="float">
            <text:p>0.3886317531</text:p>
          </table:table-cell>
          <table:table-cell office:value-type="float" office:value="-0.394381795339" calcext:value-type="float">
            <text:p>-0.3943817953</text:p>
          </table:table-cell>
        </table:table-row>
        <table:table-row table:style-name="ro1">
          <table:table-cell office:value-type="float" office:value="0.0364481710922" calcext:value-type="float">
            <text:p>0.0364481711</text:p>
          </table:table-cell>
          <table:table-cell office:value-type="float" office:value="-0.385414395779" calcext:value-type="float">
            <text:p>-0.3854143958</text:p>
          </table:table-cell>
        </table:table-row>
        <table:table-row table:style-name="ro1">
          <table:table-cell office:value-type="float" office:value="-0.253496843521" calcext:value-type="float">
            <text:p>-0.2534968435</text:p>
          </table:table-cell>
          <table:table-cell office:value-type="float" office:value="0.48734941788" calcext:value-type="float">
            <text:p>0.4873494179</text:p>
          </table:table-cell>
        </table:table-row>
        <table:table-row table:style-name="ro1">
          <table:table-cell office:value-type="float" office:value="-0.255309261102" calcext:value-type="float">
            <text:p>-0.2553092611</text:p>
          </table:table-cell>
          <table:table-cell office:value-type="float" office:value="0.436193809211" calcext:value-type="float">
            <text:p>0.4361938092</text:p>
          </table:table-cell>
        </table:table-row>
        <table:table-row table:style-name="ro1">
          <table:table-cell office:value-type="float" office:value="-0.379042429067" calcext:value-type="float">
            <text:p>-0.3790424291</text:p>
          </table:table-cell>
          <table:table-cell office:value-type="float" office:value="0.0691420825571" calcext:value-type="float">
            <text:p>0.0691420826</text:p>
          </table:table-cell>
        </table:table-row>
        <table:table-row table:style-name="ro1">
          <table:table-cell office:value-type="float" office:value="0.0490346956439" calcext:value-type="float">
            <text:p>0.0490346956</text:p>
          </table:table-cell>
          <table:table-cell office:value-type="float" office:value="-0.318932759799" calcext:value-type="float">
            <text:p>-0.3189327598</text:p>
          </table:table-cell>
        </table:table-row>
        <table:table-row table:style-name="ro1">
          <table:table-cell office:value-type="float" office:value="0.546651915573" calcext:value-type="float">
            <text:p>0.5466519156</text:p>
          </table:table-cell>
          <table:table-cell office:value-type="float" office:value="-0.582226558328" calcext:value-type="float">
            <text:p>-0.5822265583</text:p>
          </table:table-cell>
        </table:table-row>
        <table:table-row table:style-name="ro1">
          <table:table-cell office:value-type="float" office:value="-0.0766460336745" calcext:value-type="float">
            <text:p>-0.0766460337</text:p>
          </table:table-cell>
          <table:table-cell office:value-type="float" office:value="-0.308665378019" calcext:value-type="float">
            <text:p>-0.308665378</text:p>
          </table:table-cell>
        </table:table-row>
        <table:table-row table:style-name="ro1">
          <table:table-cell office:value-type="float" office:value="-0.108380773365" calcext:value-type="float">
            <text:p>-0.1083807734</text:p>
          </table:table-cell>
          <table:table-cell office:value-type="float" office:value="0.616384311095" calcext:value-type="float">
            <text:p>0.6163843111</text:p>
          </table:table-cell>
        </table:table-row>
        <table:table-row table:style-name="ro1">
          <table:table-cell office:value-type="float" office:value="-0.54433466401" calcext:value-type="float">
            <text:p>-0.544334664</text:p>
          </table:table-cell>
          <table:table-cell office:value-type="float" office:value="0.00431681887479" calcext:value-type="float">
            <text:p>0.0043168189</text:p>
          </table:table-cell>
        </table:table-row>
        <table:table-row table:style-name="ro1">
          <table:table-cell office:value-type="float" office:value="-0.0534312399337" calcext:value-type="float">
            <text:p>-0.0534312399</text:p>
          </table:table-cell>
          <table:table-cell office:value-type="float" office:value="-0.015244623106" calcext:value-type="float">
            <text:p>-0.0152446231</text:p>
          </table:table-cell>
        </table:table-row>
        <table:table-row table:style-name="ro1">
          <table:table-cell office:value-type="float" office:value="0.56884056408" calcext:value-type="float">
            <text:p>0.5688405641</text:p>
          </table:table-cell>
          <table:table-cell office:value-type="float" office:value="-0.585091584362" calcext:value-type="float">
            <text:p>-0.5850915844</text:p>
          </table:table-cell>
        </table:table-row>
        <table:table-row table:style-name="ro1">
          <table:table-cell office:value-type="float" office:value="-0.0729108323157" calcext:value-type="float">
            <text:p>-0.0729108323</text:p>
          </table:table-cell>
          <table:table-cell office:value-type="float" office:value="-0.383729228228" calcext:value-type="float">
            <text:p>-0.3837292282</text:p>
          </table:table-cell>
        </table:table-row>
        <table:table-row table:style-name="ro1">
          <table:table-cell office:value-type="float" office:value="-0.266201143786" calcext:value-type="float">
            <text:p>-0.2662011438</text:p>
          </table:table-cell>
          <table:table-cell office:value-type="float" office:value="0.598810285181" calcext:value-type="float">
            <text:p>0.5988102852</text:p>
          </table:table-cell>
        </table:table-row>
        <table:table-row table:style-name="ro1">
          <table:table-cell office:value-type="float" office:value="-0.345971198604" calcext:value-type="float">
            <text:p>-0.3459711986</text:p>
          </table:table-cell>
          <table:table-cell office:value-type="float" office:value="0.566914235428" calcext:value-type="float">
            <text:p>0.5669142354</text:p>
          </table:table-cell>
        </table:table-row>
        <table:table-row table:style-name="ro1">
          <table:table-cell office:value-type="float" office:value="-0.145374242999" calcext:value-type="float">
            <text:p>-0.145374243</text:p>
          </table:table-cell>
          <table:table-cell office:value-type="float" office:value="-0.0663686659466" calcext:value-type="float">
            <text:p>-0.0663686659</text:p>
          </table:table-cell>
        </table:table-row>
        <table:table-row table:style-name="ro1">
          <table:table-cell office:value-type="float" office:value="0.150538476454" calcext:value-type="float">
            <text:p>0.1505384765</text:p>
          </table:table-cell>
          <table:table-cell office:value-type="float" office:value="-0.497023197636" calcext:value-type="float">
            <text:p>-0.4970231976</text:p>
          </table:table-cell>
        </table:table-row>
        <table:table-row table:style-name="ro1">
          <table:table-cell office:value-type="float" office:value="0.249221633524" calcext:value-type="float">
            <text:p>0.2492216335</text:p>
          </table:table-cell>
          <table:table-cell office:value-type="float" office:value="-0.379557568766" calcext:value-type="float">
            <text:p>-0.3795575688</text:p>
          </table:table-cell>
        </table:table-row>
        <table:table-row table:style-name="ro1">
          <table:table-cell office:value-type="float" office:value="-0.184950354695" calcext:value-type="float">
            <text:p>-0.1849503547</text:p>
          </table:table-cell>
          <table:table-cell office:value-type="float" office:value="0.752313363925" calcext:value-type="float">
            <text:p>0.7523133639</text:p>
          </table:table-cell>
        </table:table-row>
        <table:table-row table:style-name="ro1">
          <table:table-cell office:value-type="float" office:value="-0.421660262346" calcext:value-type="float">
            <text:p>-0.4216602623</text:p>
          </table:table-cell>
          <table:table-cell office:value-type="float" office:value="0.508845829144" calcext:value-type="float">
            <text:p>0.5088458291</text:p>
          </table:table-cell>
        </table:table-row>
        <table:table-row table:style-name="ro1">
          <table:table-cell office:value-type="float" office:value="-0.312965785861" calcext:value-type="float">
            <text:p>-0.3129657859</text:p>
          </table:table-cell>
          <table:table-cell office:value-type="float" office:value="-0.214405630454" calcext:value-type="float">
            <text:p>-0.2144056305</text:p>
          </table:table-cell>
        </table:table-row>
        <table:table-row table:style-name="ro1">
          <table:table-cell office:value-type="float" office:value="0.112278070506" calcext:value-type="float">
            <text:p>0.1122780705</text:p>
          </table:table-cell>
          <table:table-cell office:value-type="float" office:value="-0.203505616486" calcext:value-type="float">
            <text:p>-0.2035056165</text:p>
          </table:table-cell>
        </table:table-row>
        <table:table-row table:style-name="ro1">
          <table:table-cell office:value-type="float" office:value="0.164150803629" calcext:value-type="float">
            <text:p>0.1641508036</text:p>
          </table:table-cell>
          <table:table-cell office:value-type="float" office:value="-0.411475289762" calcext:value-type="float">
            <text:p>-0.4114752898</text:p>
          </table:table-cell>
        </table:table-row>
        <table:table-row table:style-name="ro1">
          <table:table-cell office:value-type="float" office:value="0.216340108663" calcext:value-type="float">
            <text:p>0.2163401087</text:p>
          </table:table-cell>
          <table:table-cell office:value-type="float" office:value="-0.120889310678" calcext:value-type="float">
            <text:p>-0.1208893107</text:p>
          </table:table-cell>
        </table:table-row>
        <table:table-row table:style-name="ro1">
          <table:table-cell office:value-type="float" office:value="0.16612343492" calcext:value-type="float">
            <text:p>0.1661234349</text:p>
          </table:table-cell>
          <table:table-cell office:value-type="float" office:value="-0.0484836503863" calcext:value-type="float">
            <text:p>-0.0484836504</text:p>
          </table:table-cell>
        </table:table-row>
        <table:table-row table:style-name="ro1">
          <table:table-cell office:value-type="float" office:value="0.16612343492" calcext:value-type="float">
            <text:p>0.1661234349</text:p>
          </table:table-cell>
          <table:table-cell office:value-type="float" office:value="-0.0484836503863" calcext:value-type="float">
            <text:p>-0.0484836504</text:p>
          </table:table-cell>
        </table:table-row>
        <table:table-row table:style-name="ro1">
          <table:table-cell office:value-type="float" office:value="-0.361719467975" calcext:value-type="float">
            <text:p>-0.361719468</text:p>
          </table:table-cell>
          <table:table-cell office:value-type="float" office:value="0.14656315553" calcext:value-type="float">
            <text:p>0.1465631555</text:p>
          </table:table-cell>
        </table:table-row>
        <table:table-row table:style-name="ro1">
          <table:table-cell office:value-type="float" office:value="-0.0625429652212" calcext:value-type="float">
            <text:p>-0.0625429652</text:p>
          </table:table-cell>
          <table:table-cell office:value-type="float" office:value="0.151319892872" calcext:value-type="float">
            <text:p>0.1513198929</text:p>
          </table:table-cell>
        </table:table-row>
        <table:table-row table:style-name="ro1">
          <table:table-cell office:value-type="float" office:value="0.0925335307326" calcext:value-type="float">
            <text:p>0.0925335307</text:p>
          </table:table-cell>
          <table:table-cell office:value-type="float" office:value="-0.123200029805" calcext:value-type="float">
            <text:p>-0.1232000298</text:p>
          </table:table-cell>
        </table:table-row>
        <table:table-row table:style-name="ro1">
          <table:table-cell office:value-type="float" office:value="0.258138089217" calcext:value-type="float">
            <text:p>0.2581380892</text:p>
          </table:table-cell>
          <table:table-cell office:value-type="float" office:value="-0.369122152627" calcext:value-type="float">
            <text:p>-0.3691221526</text:p>
          </table:table-cell>
        </table:table-row>
        <table:table-row table:style-name="ro1">
          <table:table-cell office:value-type="float" office:value="0.258138089217" calcext:value-type="float">
            <text:p>0.2581380892</text:p>
          </table:table-cell>
          <table:table-cell office:value-type="float" office:value="-0.369122152627" calcext:value-type="float">
            <text:p>-0.3691221526</text:p>
          </table:table-cell>
        </table:table-row>
        <table:table-row table:style-name="ro1">
          <table:table-cell office:value-type="float" office:value="0.258138089217" calcext:value-type="float">
            <text:p>0.2581380892</text:p>
          </table:table-cell>
          <table:table-cell office:value-type="float" office:value="-0.369122152627" calcext:value-type="float">
            <text:p>-0.3691221526</text:p>
          </table:table-cell>
        </table:table-row>
        <table:table-row table:style-name="ro1">
          <table:table-cell office:value-type="float" office:value="-0.42854824584" calcext:value-type="float">
            <text:p>-0.4285482458</text:p>
          </table:table-cell>
          <table:table-cell office:value-type="float" office:value="0.421625581048" calcext:value-type="float">
            <text:p>0.421625581</text:p>
          </table:table-cell>
        </table:table-row>
        <table:table-row table:style-name="ro1">
          <table:table-cell office:value-type="float" office:value="-0.42854824584" calcext:value-type="float">
            <text:p>-0.4285482458</text:p>
          </table:table-cell>
          <table:table-cell office:value-type="float" office:value="0.421625581048" calcext:value-type="float">
            <text:p>0.421625581</text:p>
          </table:table-cell>
        </table:table-row>
        <table:table-row table:style-name="ro1">
          <table:table-cell office:value-type="float" office:value="-0.42854824584" calcext:value-type="float">
            <text:p>-0.4285482458</text:p>
          </table:table-cell>
          <table:table-cell office:value-type="float" office:value="0.421625581048" calcext:value-type="float">
            <text:p>0.421625581</text:p>
          </table:table-cell>
        </table:table-row>
        <table:table-row table:style-name="ro1">
          <table:table-cell office:value-type="float" office:value="0.228923426382" calcext:value-type="float">
            <text:p>0.2289234264</text:p>
          </table:table-cell>
          <table:table-cell office:value-type="float" office:value="-0.243134864755" calcext:value-type="float">
            <text:p>-0.2431348648</text:p>
          </table:table-cell>
        </table:table-row>
        <table:table-row table:style-name="ro1">
          <table:table-cell office:value-type="float" office:value="0.228923426382" calcext:value-type="float">
            <text:p>0.2289234264</text:p>
          </table:table-cell>
          <table:table-cell office:value-type="float" office:value="-0.243134864755" calcext:value-type="float">
            <text:p>-0.2431348648</text:p>
          </table:table-cell>
        </table:table-row>
        <table:table-row table:style-name="ro1">
          <table:table-cell office:value-type="float" office:value="0.228923426382" calcext:value-type="float">
            <text:p>0.2289234264</text:p>
          </table:table-cell>
          <table:table-cell office:value-type="float" office:value="-0.243134864755" calcext:value-type="float">
            <text:p>-0.2431348648</text:p>
          </table:table-cell>
        </table:table-row>
        <table:table-row table:style-name="ro1">
          <table:table-cell office:value-type="float" office:value="-0.542464468628" calcext:value-type="float">
            <text:p>-0.5424644686</text:p>
          </table:table-cell>
          <table:table-cell office:value-type="float" office:value="0.219755394235" calcext:value-type="float">
            <text:p>0.2197553942</text:p>
          </table:table-cell>
        </table:table-row>
        <table:table-row table:style-name="ro1">
          <table:table-cell office:value-type="float" office:value="-0.542464468628" calcext:value-type="float">
            <text:p>-0.5424644686</text:p>
          </table:table-cell>
          <table:table-cell office:value-type="float" office:value="0.219755394235" calcext:value-type="float">
            <text:p>0.2197553942</text:p>
          </table:table-cell>
        </table:table-row>
        <table:table-row table:style-name="ro1">
          <table:table-cell office:value-type="float" office:value="-0.542464468628" calcext:value-type="float">
            <text:p>-0.5424644686</text:p>
          </table:table-cell>
          <table:table-cell office:value-type="float" office:value="0.219755394235" calcext:value-type="float">
            <text:p>0.2197553942</text:p>
          </table:table-cell>
        </table:table-row>
        <table:table-row table:style-name="ro1">
          <table:table-cell office:value-type="float" office:value="0.27011925336" calcext:value-type="float">
            <text:p>0.2701192534</text:p>
          </table:table-cell>
          <table:table-cell office:value-type="float" office:value="-0.419034058526" calcext:value-type="float">
            <text:p>-0.4190340585</text:p>
          </table:table-cell>
        </table:table-row>
        <table:table-row table:style-name="ro1">
          <table:table-cell office:value-type="float" office:value="0.27011925336" calcext:value-type="float">
            <text:p>0.2701192534</text:p>
          </table:table-cell>
          <table:table-cell office:value-type="float" office:value="-0.419034058526" calcext:value-type="float">
            <text:p>-0.4190340585</text:p>
          </table:table-cell>
        </table:table-row>
        <table:table-row table:style-name="ro1">
          <table:table-cell office:value-type="float" office:value="0.27011925336" calcext:value-type="float">
            <text:p>0.2701192534</text:p>
          </table:table-cell>
          <table:table-cell office:value-type="float" office:value="-0.419034058526" calcext:value-type="float">
            <text:p>-0.4190340585</text:p>
          </table:table-cell>
        </table:table-row>
        <table:table-row table:style-name="ro1">
          <table:table-cell office:value-type="float" office:value="-0.516857135855" calcext:value-type="float">
            <text:p>-0.5168571359</text:p>
          </table:table-cell>
          <table:table-cell office:value-type="float" office:value="0.493459392786" calcext:value-type="float">
            <text:p>0.4934593928</text:p>
          </table:table-cell>
        </table:table-row>
        <table:table-row table:style-name="ro1">
          <table:table-cell office:value-type="float" office:value="-0.516857135855" calcext:value-type="float">
            <text:p>-0.5168571359</text:p>
          </table:table-cell>
          <table:table-cell office:value-type="float" office:value="0.493459392786" calcext:value-type="float">
            <text:p>0.4934593928</text:p>
          </table:table-cell>
        </table:table-row>
        <table:table-row table:style-name="ro1">
          <table:table-cell office:value-type="float" office:value="-0.516857135855" calcext:value-type="float">
            <text:p>-0.5168571359</text:p>
          </table:table-cell>
          <table:table-cell office:value-type="float" office:value="0.493459392786" calcext:value-type="float">
            <text:p>0.4934593928</text:p>
          </table:table-cell>
        </table:table-row>
        <table:table-row table:style-name="ro1">
          <table:table-cell office:value-type="float" office:value="0.0901962341834" calcext:value-type="float">
            <text:p>0.0901962342</text:p>
          </table:table-cell>
          <table:table-cell office:value-type="float" office:value="-0.237777316868" calcext:value-type="float">
            <text:p>-0.2377773169</text:p>
          </table:table-cell>
        </table:table-row>
        <table:table-row table:style-name="ro1">
          <table:table-cell office:value-type="float" office:value="0.0901962341834" calcext:value-type="float">
            <text:p>0.0901962342</text:p>
          </table:table-cell>
          <table:table-cell office:value-type="float" office:value="-0.237777316868" calcext:value-type="float">
            <text:p>-0.2377773169</text:p>
          </table:table-cell>
        </table:table-row>
        <table:table-row table:style-name="ro1">
          <table:table-cell office:value-type="float" office:value="0.0901962341834" calcext:value-type="float">
            <text:p>0.0901962342</text:p>
          </table:table-cell>
          <table:table-cell office:value-type="float" office:value="-0.237777316868" calcext:value-type="float">
            <text:p>-0.2377773169</text:p>
          </table:table-cell>
        </table:table-row>
        <table:table-row table:style-name="ro1">
          <table:table-cell office:value-type="float" office:value="-0.232751762923" calcext:value-type="float">
            <text:p>-0.2327517629</text:p>
          </table:table-cell>
          <table:table-cell office:value-type="float" office:value="0.149612542447" calcext:value-type="float">
            <text:p>0.1496125424</text:p>
          </table:table-cell>
        </table:table-row>
        <table:table-row table:style-name="ro1">
          <table:table-cell office:value-type="float" office:value="-0.435065552406" calcext:value-type="float">
            <text:p>-0.4350655524</text:p>
          </table:table-cell>
          <table:table-cell office:value-type="float" office:value="0.133464844292" calcext:value-type="float">
            <text:p>0.1334648443</text:p>
          </table:table-cell>
        </table:table-row>
        <table:table-row table:style-name="ro1">
          <table:table-cell office:value-type="float" office:value="0.00959353128914" calcext:value-type="float">
            <text:p>0.0095935313</text:p>
          </table:table-cell>
          <table:table-cell office:value-type="float" office:value="0.0387670397758" calcext:value-type="float">
            <text:p>0.03876703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8:59:18.352779249</dc:date>
    <meta:editing-duration>PT6M14S</meta:editing-duration>
    <meta:editing-cycles>1</meta:editing-cycles>
    <meta:document-statistic meta:table-count="1" meta:cell-count="724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101cm" svg:height="9.005cm" xlink:href=".." xlink:type="simple" chart:class="chart:bar" chart:style-name="ch1">
        <chart:legend chart:legend-position="end" svg:x="35.864cm" svg:y="4.203cm" style:legend-expansion="high" chart:style-name="ch2"/>
        <chart:plot-area chart:style-name="ch3" table:cell-range-address="auv_state_pwm_00.A1:auv_state_pwm_00.A362" svg:x="0.762cm" svg:y="0.18cm" svg:width="34.34cm" svg:height="8.645cm">
          <chartooo:coordinate-region svg:x="1.595cm" svg:y="0.379cm" svg:width="33.507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v_state_pwm_00.A1:auv_state_pwm_00.A362" chart:class="chart:bar">
            <chart:data-point chart:repeated="3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v_state_pwm_00.A1:auv_state_pwm_00.A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76477402309">
                <text:p>-0.05764774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88736135606">
                <text:p>-0.0588736135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0169232781">
                <text:p>-0.070169232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826092891488">
                <text:p>-0.0826092891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04151762929">
                <text:p>-0.0804151762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53712044749">
                <text:p>-0.0553712044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8557000109">
                <text:p>-0.068557000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805337468628">
                <text:p>-0.0805337468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4883383465">
                <text:p>-0.048833834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69883483229">
                <text:p>-0.0469883483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40183456382">
                <text:p>-0.0640183456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4154405892">
                <text:p>-0.104154405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5469752755">
                <text:p>-0.165469752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729317084">
                <text:p>-0.15729317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143790570321">
                <text:p>-0.00143790570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633597918">
                <text:p>0.234633597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2150717545">
                <text:p>0.03821507175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2261146698">
                <text:p>-0.192261146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95148986578">
                <text:p>-0.395148986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49601574633">
                <text:p>-0.2496015746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64735412411">
                <text:p>0.0664735412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6807926744">
                <text:p>0.116807926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60901195258">
                <text:p>-0.160901195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68720110301">
                <text:p>-0.1687201103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09141601473">
                <text:p>-0.2091416014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641498309">
                <text:p>-0.2641498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39107905608">
                <text:p>0.0239107905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0408857986">
                <text:p>0.200408857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05224153996">
                <text:p>-0.105224153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37965510134">
                <text:p>-0.137965510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52173253167">
                <text:p>-0.252173253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48188028522">
                <text:p>-0.2481880285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2560637631">
                <text:p>0.102560637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79795431672">
                <text:p>-0.0379795431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2285168963">
                <text:p>0.122285168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33812552625">
                <text:p>-0.133812552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65034336187">
                <text:p>-0.165034336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28364501372">
                <text:p>-0.328364501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5610991558">
                <text:p>0.0565610991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60251196148">
                <text:p>-0.0560251196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0166971115">
                <text:p>0.07201669711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93488542922">
                <text:p>0.0793488542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642548243981">
                <text:p>-0.0642548243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24423559681">
                <text:p>-0.1244235596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61729919873">
                <text:p>-0.3617299198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6324581709">
                <text:p>0.0106324581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80616541486">
                <text:p>0.0680616541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0109006744">
                <text:p>0.170109006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79848259315">
                <text:p>-0.0979848259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86864524102">
                <text:p>-0.0586864524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4246820908">
                <text:p>-0.242468209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8008717062">
                <text:p>-0.180087170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0116100628">
                <text:p>0.0500116100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9593247063">
                <text:p>0.1395932470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90561854467">
                <text:p>-0.190561854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66790784951">
                <text:p>-0.1667907849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68697397523">
                <text:p>-0.1686973975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43483464159">
                <text:p>-0.343483464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18841626029">
                <text:p>0.05188416260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98466533422">
                <text:p>0.07984665334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0890416168">
                <text:p>0.1208904161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5855401326">
                <text:p>-0.15855401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95400947891">
                <text:p>-0.0795400947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72233990263">
                <text:p>-0.272233990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805176944286">
                <text:p>-0.08051769442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509587356588">
                <text:p>-0.00509587356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6558339857">
                <text:p>0.1665583398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41453114171">
                <text:p>-0.2414531141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202868553204">
                <text:p>-0.0202868553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13114711419">
                <text:p>-0.213114711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39225402381">
                <text:p>-0.139225402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6911704829">
                <text:p>0.1369117048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3016679622">
                <text:p>0.2030166796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63510387335">
                <text:p>-0.163510387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30179028865">
                <text:p>0.01301790288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50442162417">
                <text:p>-0.350442162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76441843361">
                <text:p>-0.3764418433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7874967512">
                <text:p>0.1878749675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3952365462">
                <text:p>0.123952365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80077536134">
                <text:p>-0.0800775361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36340498086">
                <text:p>-0.0936340498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60152422749">
                <text:p>-0.160152422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04470036766">
                <text:p>-0.104470036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251350924512">
                <text:p>-0.02513509245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50388437975">
                <text:p>0.00850388437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19375902507">
                <text:p>0.0819375902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11803482729">
                <text:p>-0.03118034827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685625001462">
                <text:p>-0.06856250014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57788905092">
                <text:p>-0.157788905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20815741681">
                <text:p>-0.4208157416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1065032631">
                <text:p>0.0881065032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795138828177">
                <text:p>0.07951388281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7482938538">
                <text:p>0.0307482938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94162825681">
                <text:p>-0.194162825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82703867862">
                <text:p>-0.0827038678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88144611232">
                <text:p>-0.2881446112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21983316727">
                <text:p>-0.05219833167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96360241584">
                <text:p>0.2963602415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13856970333">
                <text:p>0.0413856970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57322128545">
                <text:p>-0.2573221285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94612946799">
                <text:p>-0.0946129467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08955440745">
                <text:p>-0.208955440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440016339649">
                <text:p>0.004400163396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61297997646">
                <text:p>0.2612979976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67638905309">
                <text:p>-0.1676389053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84305260628">
                <text:p>-0.1843052606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867855898384">
                <text:p>-0.0867855898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05075009167">
                <text:p>-0.205075009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28528530896">
                <text:p>-0.08285285308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43550571799">
                <text:p>0.0943550571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5695346072">
                <text:p>0.155695346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5948532224">
                <text:p>-0.1159485322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66883853031">
                <text:p>-0.06668838530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44448104277">
                <text:p>-0.4444481042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32137641963">
                <text:p>0.0632137641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63978900341">
                <text:p>0.02639789003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6105287708">
                <text:p>0.2261052877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54885908985">
                <text:p>0.02548859089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601933118608">
                <text:p>-0.0601933118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31365835201">
                <text:p>-0.313658352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34027643651">
                <text:p>-0.2340276436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72713996703">
                <text:p>0.03727139967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56461678501">
                <text:p>0.1564616785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747122498229">
                <text:p>-0.07471224982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73330895659">
                <text:p>-0.1733308956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286541560516">
                <text:p>-0.2865415605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05193114355">
                <text:p>-0.405193114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1745861676">
                <text:p>0.1717458616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69458810352">
                <text:p>0.2694588103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60005114879">
                <text:p>0.04600051148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12490233071">
                <text:p>-0.112490233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75255634598">
                <text:p>-0.1752556345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03928385302">
                <text:p>-0.703928385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763526679017">
                <text:p>-0.0763526679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471158687">
                <text:p>0.19471158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937724255">
                <text:p>0.249377242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25653932625">
                <text:p>-0.125653932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59878019313">
                <text:p>0.01598780193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80612256005">
                <text:p>-0.4806122560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291302619316">
                <text:p>-0.2913026193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35270648915">
                <text:p>0.0735270648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5390086785">
                <text:p>0.253900867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688866049144">
                <text:p>-0.0688866049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949880000018">
                <text:p>0.0949880000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75942536257">
                <text:p>-0.175942536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74388812855">
                <text:p>-0.3743888128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3932152167">
                <text:p>0.213932152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31691265013">
                <text:p>0.1316912650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62613442726">
                <text:p>-0.162613442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08117155302">
                <text:p>-0.1081171553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249286208712">
                <text:p>-0.2492862087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41913783401">
                <text:p>-0.2419137834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445783384494">
                <text:p>-0.004457833844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9652466252">
                <text:p>0.1896524662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05294216936">
                <text:p>0.0605294216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75857440997">
                <text:p>-0.1758574409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43653288661">
                <text:p>-0.1436532886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6186655771">
                <text:p>-0.46186655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273176113749">
                <text:p>-0.0273176113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71932712477">
                <text:p>0.271932712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4973944128">
                <text:p>0.1949739441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42792450609">
                <text:p>-0.1427924506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59844018668">
                <text:p>-0.1598440186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68199384622">
                <text:p>-0.468199384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49298110697">
                <text:p>0.09492981106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857492348179">
                <text:p>0.08574923481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16089294804">
                <text:p>0.1160892948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29634630531">
                <text:p>-0.2296346305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9882811862">
                <text:p>0.0398828118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88289786633">
                <text:p>-0.2882897866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239268726879">
                <text:p>-0.0239268726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16796392482">
                <text:p>0.2167963924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593546778">
                <text:p>0.10593546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10881970394">
                <text:p>-0.2108819703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88239579089">
                <text:p>0.0588239579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441431269906">
                <text:p>-0.4414312699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36742037348">
                <text:p>-0.09367420373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3438127823">
                <text:p>0.393438127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56959441006">
                <text:p>-0.156959441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210207749885">
                <text:p>-0.2102077498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56846434996">
                <text:p>-0.356846434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95836728774">
                <text:p>-0.3958367287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0087475255">
                <text:p>0.320087475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466850285791">
                <text:p>-0.04668502857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5365857184">
                <text:p>-0.115365857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548582081459">
                <text:p>-0.548582081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219462558366">
                <text:p>-0.2194625583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42770391926">
                <text:p>0.442770391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552299942169">
                <text:p>-0.0552299942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639358131029">
                <text:p>-0.06393581310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490155715942">
                <text:p>-0.4901557159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3960569609">
                <text:p>0.439605696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16981646151">
                <text:p>-0.01169816461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98880232498">
                <text:p>-0.5988802324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03503492018">
                <text:p>-0.1035034920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25534138363">
                <text:p>0.003255341383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444612456718">
                <text:p>-0.04446124567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68959307671">
                <text:p>-0.3689593076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64989330899">
                <text:p>-0.164989330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44549536332">
                <text:p>0.0844549536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74049966708">
                <text:p>0.3740499667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59078632127">
                <text:p>-0.2590786321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8477088172">
                <text:p>-0.184770881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76360904537">
                <text:p>-0.17636090453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69363742564">
                <text:p>0.169363742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399873765232">
                <text:p>-0.0399873765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46126706563">
                <text:p>-0.1461267065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702332323836">
                <text:p>0.07023323238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56575635821">
                <text:p>0.03565756358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789220623672">
                <text:p>-0.07892206236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969113959093">
                <text:p>-0.09691139590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16434376743">
                <text:p>-0.2164343767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210339444713">
                <text:p>-0.02103394447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746011435892">
                <text:p>-0.07460114358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896934741363">
                <text:p>-0.08969347413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94722033916">
                <text:p>-0.0947220339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435416842159">
                <text:p>-0.04354168421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3707331866">
                <text:p>0.0937073318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04884235188">
                <text:p>0.04048842351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871540009696">
                <text:p>-0.0871540009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424219195778">
                <text:p>-0.0424219195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0152061953646">
                <text:p>-0.001520619536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41240837686">
                <text:p>-0.3412408376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216429150794">
                <text:p>-0.2164291507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04595578881">
                <text:p>0.03045955788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156291277846">
                <text:p>-0.001562912778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13442022735">
                <text:p>0.1134420227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779516255669">
                <text:p>0.07795162556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91860680664">
                <text:p>-0.0918606806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297071573641">
                <text:p>-0.2970715736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21632332187">
                <text:p>-0.2216323321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45996884387">
                <text:p>-0.0459968843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13755004089">
                <text:p>-0.1137550040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0383353792">
                <text:p>0.1003833537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10063008741">
                <text:p>0.3100630087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759507814609">
                <text:p>-0.07595078146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10201075552">
                <text:p>-0.1102010755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43905801866">
                <text:p>-0.2439058018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31592899598">
                <text:p>-0.2315928995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205530781355">
                <text:p>-0.2055307813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39671325665">
                <text:p>-0.1396713256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533593054768">
                <text:p>-0.05335930547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9734774923">
                <text:p>0.197347749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93638581969">
                <text:p>0.2936385819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262672824226">
                <text:p>-0.02626728242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70063033011">
                <text:p>-0.1700630330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317612348869">
                <text:p>-0.3176123488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356040871404">
                <text:p>-0.3560408714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508471954521">
                <text:p>-0.05084719545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17711536549">
                <text:p>0.21771153654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80987473093">
                <text:p>0.2809874730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685001242">
                <text:p>0.0236850012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8438191996">
                <text:p>0.0684381919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375452750288">
                <text:p>-0.3754527502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254034440182">
                <text:p>-0.2540344401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192927578534">
                <text:p>-0.01929275785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11239454541">
                <text:p>0.2112394545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7200007908">
                <text:p>0.372000079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647958837077">
                <text:p>-0.06479588370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188036885136">
                <text:p>-0.01880368851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452765731998">
                <text:p>-0.4527657319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206033166815">
                <text:p>-0.2060331668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156553363299">
                <text:p>-0.01565533632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20536308158">
                <text:p>0.2205363081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926167530566">
                <text:p>0.09261675305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60610150383">
                <text:p>0.02606101503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00930137262">
                <text:p>-0.2009301372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490813308433">
                <text:p>-0.4908133084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251930922624">
                <text:p>-0.2519309226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03652643983">
                <text:p>0.01036526439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66901713312">
                <text:p>0.2669017133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400919411844">
                <text:p>0.0400919411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452363215154">
                <text:p>0.00045236321515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297254975215">
                <text:p>-0.2972549752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349705011249">
                <text:p>-0.3497050112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07912795115">
                <text:p>-0.1079127951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4838381801">
                <text:p>0.1548383818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72797903679">
                <text:p>0.1727979036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16965162028">
                <text:p>-0.1169651620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969085688">
                <text:p>0.0296908568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321463507824">
                <text:p>-0.3214635078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204773457292">
                <text:p>-0.2047734572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38555813963">
                <text:p>-0.1385558139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897256977763">
                <text:p>-0.0897256977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39996578172">
                <text:p>0.05399965781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48440733589">
                <text:p>0.3484407335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24923137736">
                <text:p>-0.0249231377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04096500184">
                <text:p>-0.1040965001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91819499191">
                <text:p>-0.1918194991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248968375996">
                <text:p>-0.24896837599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893814794999">
                <text:p>-0.08938147949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599885311">
                <text:p>0.155998853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115026883129">
                <text:p>-0.01150268831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223080395143">
                <text:p>-0.2230803951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78234078344">
                <text:p>-0.1782340783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568598781712">
                <text:p>-0.5685987817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798042244837">
                <text:p>0.07980422448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2934971638">
                <text:p>0.429349716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971472671069">
                <text:p>-0.09714726710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208240746539">
                <text:p>-0.2082407465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15333940461">
                <text:p>-0.4153339404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50742211659">
                <text:p>0.04507422116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4918650109">
                <text:p>0.2249186501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39805360232">
                <text:p>0.04398053602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76191554554">
                <text:p>-0.1761915545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224830521606">
                <text:p>-0.2248305216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458201047853">
                <text:p>-0.4582010478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185258612595">
                <text:p>-0.01852586125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88631753102">
                <text:p>0.3886317531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64481710922">
                <text:p>0.03644817109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53496843521">
                <text:p>-0.2534968435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55309261102">
                <text:p>-0.2553092611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379042429067">
                <text:p>-0.379042429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90346956439">
                <text:p>0.04903469564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46651915573">
                <text:p>0.5466519155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0766460336745">
                <text:p>-0.07664603367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08380773365">
                <text:p>-0.1083807733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4433466401">
                <text:p>-0.544334664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534312399337">
                <text:p>-0.05343123993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6884056408">
                <text:p>0.568840564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0729108323157">
                <text:p>-0.07291083231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266201143786">
                <text:p>-0.2662011437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45971198604">
                <text:p>-0.3459711986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45374242999">
                <text:p>-0.1453742429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0538476454">
                <text:p>0.1505384764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49221633524">
                <text:p>0.2492216335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84950354695">
                <text:p>-0.1849503546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421660262346">
                <text:p>-0.42166026234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312965785861">
                <text:p>-0.3129657858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2278070506">
                <text:p>0.1122780705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64150803629">
                <text:p>0.1641508036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16340108663">
                <text:p>0.2163401086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612343492">
                <text:p>0.166123434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6612343492">
                <text:p>0.166123434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61719467975">
                <text:p>-0.3617194679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0625429652212">
                <text:p>-0.06254296522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925335307326">
                <text:p>0.09253353073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58138089217">
                <text:p>0.2581380892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58138089217">
                <text:p>0.2581380892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58138089217">
                <text:p>0.258138089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2854824584">
                <text:p>-0.428548245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2854824584">
                <text:p>-0.428548245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42854824584">
                <text:p>-0.428548245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28923426382">
                <text:p>0.228923426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28923426382">
                <text:p>0.2289234263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28923426382">
                <text:p>0.2289234263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542464468628">
                <text:p>-0.5424644686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542464468628">
                <text:p>-0.5424644686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542464468628">
                <text:p>-0.5424644686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7011925336">
                <text:p>0.270119253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7011925336">
                <text:p>0.270119253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7011925336">
                <text:p>0.270119253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516857135855">
                <text:p>-0.5168571358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516857135855">
                <text:p>-0.5168571358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516857135855">
                <text:p>-0.5168571358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901962341834">
                <text:p>0.090196234183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01962341834">
                <text:p>0.09019623418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01962341834">
                <text:p>0.09019623418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232751762923">
                <text:p>-0.2327517629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35065552406">
                <text:p>-0.4350655524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959353128914">
                <text:p>0.00959353128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533cm" svg:height="9cm" xlink:href=".." xlink:type="simple" chart:class="chart:bar" chart:style-name="ch1">
        <chart:legend chart:legend-position="end" svg:x="33.27cm" svg:y="4.201cm" style:legend-expansion="high" chart:style-name="ch2"/>
        <chart:plot-area chart:style-name="ch3" table:cell-range-address="auv_state_pwm_00.B1:auv_state_pwm_00.B362" svg:x="0.71cm" svg:y="0.18cm" svg:width="31.85cm" svg:height="8.64cm">
          <chartooo:coordinate-region svg:x="1.543cm" svg:y="0.379cm" svg:width="31.01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v_state_pwm_00.B1:auv_state_pwm_00.B362" chart:class="chart:bar">
            <chart:data-point chart:repeated="3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v_state_pwm_00.B1:auv_state_pwm_00.B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21684564836">
                <text:p>-0.04216845648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84561639046">
                <text:p>-0.0484561639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1085423664">
                <text:p>0.0161085423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309909350309">
                <text:p>-0.0309909350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4060990056">
                <text:p>-0.044060990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38096779838">
                <text:p>0.00238096779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41594525427">
                <text:p>-0.0241594525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07986452896">
                <text:p>-0.0507986452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26274043834">
                <text:p>-0.02262740438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96917408146">
                <text:p>-0.0296917408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74645350873">
                <text:p>-0.057464535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229846281465">
                <text:p>-0.0229846281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821988827">
                <text:p>0.127821988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044111144">
                <text:p>0.185044111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05836412292">
                <text:p>-0.105836412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95934372991">
                <text:p>-0.495934372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3815113239">
                <text:p>-0.33815113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9378526621">
                <text:p>0.559378526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8699057326">
                <text:p>0.238699057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73981818669">
                <text:p>-0.173981818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407474814">
                <text:p>-0.28407474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87063885611">
                <text:p>-0.187063885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7839805847">
                <text:p>-0.097839805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6124068461">
                <text:p>0.306124068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20318521932">
                <text:p>0.1203185219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10647758283">
                <text:p>-0.0510647758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36291667279">
                <text:p>-0.236291667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54359285273">
                <text:p>-0.354359285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64170789514">
                <text:p>-0.2641707895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3496894054">
                <text:p>0.3534968940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44406702965">
                <text:p>0.3444067029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3838671949">
                <text:p>-0.163838671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86544310534">
                <text:p>-0.0286544310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45445094807">
                <text:p>-0.145445094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03856024873">
                <text:p>-0.3038560248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05045581795">
                <text:p>0.04050455817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2113791294">
                <text:p>0.3221137912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291631151">
                <text:p>0.132916311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70931312558">
                <text:p>-0.01709313125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6214443492">
                <text:p>-0.116214443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44326814814">
                <text:p>-0.144326814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26666749578">
                <text:p>-0.266667495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0398303736">
                <text:p>-0.030398303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0794531964">
                <text:p>0.3107945319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7661911733">
                <text:p>0.137661911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62200690107">
                <text:p>0.06622006901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57891688179">
                <text:p>-0.1578916881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0561371617">
                <text:p>-0.305613716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19163103551">
                <text:p>-0.319163103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5491904505">
                <text:p>0.465491904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2303239368">
                <text:p>0.3623032393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99714080859">
                <text:p>-0.199714080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1226391383">
                <text:p>-0.1712263913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87794513479">
                <text:p>-0.1877945134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30841418467">
                <text:p>-0.330841418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3214866258">
                <text:p>0.1432148662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6079681441">
                <text:p>0.376079681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7415216621">
                <text:p>0.0774152166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15808646725">
                <text:p>-0.1158086467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27325633876">
                <text:p>-0.327325633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37970293257">
                <text:p>-0.237970293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72637271974">
                <text:p>0.09726372719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4261691161">
                <text:p>0.364261691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57266640803">
                <text:p>0.0757266640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960257163271">
                <text:p>-0.09602571632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64233080633">
                <text:p>-0.264233080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3815531619">
                <text:p>-0.333815531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5683741264">
                <text:p>-0.25683741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9188238867">
                <text:p>0.4991882388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7481426913">
                <text:p>0.297481426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25020171823">
                <text:p>-0.025020171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39715413041">
                <text:p>-0.239715413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42012597062">
                <text:p>-0.342012597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35551460311">
                <text:p>-0.335551460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041158516">
                <text:p>0.52041158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3293894604">
                <text:p>0.153293894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19106316753">
                <text:p>-0.2191063167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12261844482">
                <text:p>-0.1122618444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75424359031">
                <text:p>-0.275424359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29943432324">
                <text:p>-0.329943432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70574390292">
                <text:p>0.1705743902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8870610148">
                <text:p>0.428870610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15230160952">
                <text:p>-0.215230160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73536472674">
                <text:p>-0.07735364726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662893128349">
                <text:p>-0.06628931283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71829801481">
                <text:p>-0.271829801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30119273346">
                <text:p>-0.2301192733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4592924938">
                <text:p>0.1945929249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0895998999">
                <text:p>0.320895998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287308057398">
                <text:p>-0.0287308057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28464389965">
                <text:p>0.0928464389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39079857245">
                <text:p>-0.239079857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57210058719">
                <text:p>-0.357210058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63509304971">
                <text:p>0.263509304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56486936584">
                <text:p>0.4564869365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13463562354">
                <text:p>-0.0413463562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3569291038">
                <text:p>-0.1135692910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84809903316">
                <text:p>-0.384809903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6258632198">
                <text:p>-0.262586321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6116373576">
                <text:p>0.3561163735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29154931009">
                <text:p>0.4291549310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26610153383">
                <text:p>-0.1266101533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73142574485">
                <text:p>-0.273142574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87802878022">
                <text:p>-0.2878028780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40464007109">
                <text:p>-0.1404640071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69049820174">
                <text:p>0.169049820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3170823846">
                <text:p>0.2731708238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18359944504">
                <text:p>-0.0918359944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38257889473">
                <text:p>-0.02382578894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15507848877">
                <text:p>-0.2155078488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94269935079">
                <text:p>-0.2942699350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11372758774">
                <text:p>-0.07113727587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94110334069">
                <text:p>0.4941103340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7023190074">
                <text:p>0.2470231900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4179284682">
                <text:p>-0.0341792846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6426701704">
                <text:p>-0.16426701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259214506801">
                <text:p>-0.2592145068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301772040669">
                <text:p>-0.3017720406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6688977443">
                <text:p>0.4266889774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04075199813">
                <text:p>0.4040751998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628192507289">
                <text:p>-0.06281925072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42515128134">
                <text:p>-0.1425151281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376128140241">
                <text:p>-0.3761281402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81437690426">
                <text:p>-0.2814376904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9989601206">
                <text:p>0.39989601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0742654055">
                <text:p>0.3607426540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166510749003">
                <text:p>-0.01665107490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02607826488">
                <text:p>-0.1026078264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83702107482">
                <text:p>-0.4837021074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27895331122">
                <text:p>-0.427895331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5717070848">
                <text:p>0.1857170708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032775756">
                <text:p>0.36032775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88873470947">
                <text:p>-0.1888734709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21580122663">
                <text:p>0.1215801226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15932800695">
                <text:p>-0.5159328006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3727379851">
                <text:p>-0.237273798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38389133476">
                <text:p>0.0738389133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05496438667">
                <text:p>0.405496438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5638442356">
                <text:p>0.225638442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541433394374">
                <text:p>-0.05414333943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70475695971">
                <text:p>-0.2704756959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84461555444">
                <text:p>-0.384461555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77782025188">
                <text:p>-0.377782025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09792415984">
                <text:p>0.609792415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87706897743">
                <text:p>0.587706897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66931771655">
                <text:p>-0.2669317716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531696821004">
                <text:p>-0.05316968210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4146247942">
                <text:p>-0.44146247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04053605944">
                <text:p>-0.304053605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5162381161">
                <text:p>0.351623811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3715981059">
                <text:p>0.3737159810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5546481609">
                <text:p>0.005355464816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953899595328">
                <text:p>-0.09538995953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83207729682">
                <text:p>-0.3832077296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65226189382">
                <text:p>-0.365226189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42652570531">
                <text:p>0.4426525705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136220824">
                <text:p>0.241362208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282222715672">
                <text:p>-0.0282222715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508361768">
                <text:p>0.155083617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83402985856">
                <text:p>-0.483402985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07968755364">
                <text:p>-0.3079687553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1638879329">
                <text:p>0.0916388793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001555793">
                <text:p>0.240015557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42070831107">
                <text:p>0.142070831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46536053624">
                <text:p>0.04465360536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300162503198">
                <text:p>-0.300162503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342821595892">
                <text:p>-0.3428215958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60873416699">
                <text:p>-0.2608734166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56887617037">
                <text:p>0.4568876170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20969783552">
                <text:p>0.3209697835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10783284642">
                <text:p>-0.1107832846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402977969795">
                <text:p>-0.4029779697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2567661497">
                <text:p>-0.25676614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74710209854">
                <text:p>0.07747102098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87888129167">
                <text:p>0.487888129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4774449151">
                <text:p>0.0847744491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59851695411">
                <text:p>-0.09598516954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562012222186">
                <text:p>-0.5620122221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257272171397">
                <text:p>-0.257272171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90339456126">
                <text:p>0.6903394561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12722386941">
                <text:p>0.512722386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14934606757">
                <text:p>-0.114934606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766467061043">
                <text:p>-0.766467061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39466609731">
                <text:p>-0.3394666097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6797535032">
                <text:p>0.767975350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73592112586">
                <text:p>0.773592112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67103766873">
                <text:p>-0.3671037668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16995395787">
                <text:p>-1.169953957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569117649011">
                <text:p>-0.5691176490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1443799883">
                <text:p>1.314437998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49381942879">
                <text:p>-0.1493819428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17540202796">
                <text:p>-1.175402027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662759528607">
                <text:p>-0.6627595286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3211703166">
                <text:p>1.032117031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26499076262">
                <text:p>0.726499076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639238518924">
                <text:p>-0.6392385189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51744640544">
                <text:p>-0.9517446405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3283644989">
                <text:p>1.232836449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0105764642">
                <text:p>0.7801057646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996447335109">
                <text:p>-0.9964473351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809274526834">
                <text:p>-0.8092745268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1835083507">
                <text:p>0.718350835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671150648519">
                <text:p>0.6711506485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04903955553">
                <text:p>-0.3049039555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41502679028">
                <text:p>-0.441502679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00806472935">
                <text:p>-0.100806472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8193733841">
                <text:p>0.148193733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771557555627">
                <text:p>-0.07715575556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98040722795">
                <text:p>-0.49804072279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615367507702">
                <text:p>0.06153675077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70740219094">
                <text:p>0.470740219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37669929098">
                <text:p>-0.2376699290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278302486483">
                <text:p>-0.2783024864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3642916419">
                <text:p>0.2036429164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8303276915">
                <text:p>0.168303276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71167005599">
                <text:p>-0.1711670055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496282891">
                <text:p>-0.24962828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809984177817">
                <text:p>0.008099841778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639446113352">
                <text:p>-0.063944611335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77947071418">
                <text:p>-0.1779470714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9480725992">
                <text:p>0.10948072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70014976207">
                <text:p>0.1700149762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817787013017">
                <text:p>-0.08177870130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22040618304">
                <text:p>0.01220406183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3067671828">
                <text:p>0.130676718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28506410271">
                <text:p>-0.2285064102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316581923291">
                <text:p>-0.3165819232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90444142707">
                <text:p>-0.1904441427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2101253755">
                <text:p>0.3821012537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1109499177">
                <text:p>0.211094991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99097313527">
                <text:p>-0.0990973135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01435788656">
                <text:p>0.1014357886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86144721583">
                <text:p>-0.1861447215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216209149305">
                <text:p>-0.2162091493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850435307063">
                <text:p>-0.0850435307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70777909942">
                <text:p>-0.1707779099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64955759943">
                <text:p>0.2649557599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8129048161">
                <text:p>0.1681290481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0338246379">
                <text:p>-0.103382463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74716370851">
                <text:p>0.27471637085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63424524628">
                <text:p>-0.1634245246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9506744476">
                <text:p>-0.195067444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46600769572">
                <text:p>-0.1466007695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67096685693">
                <text:p>-0.1670966856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88410992734">
                <text:p>0.1884109927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26107713105">
                <text:p>0.1261077131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323164736945">
                <text:p>-0.03231647369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71737949662">
                <text:p>0.1717379496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42162193852">
                <text:p>0.1421621938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293961567543">
                <text:p>-0.2939615675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01419504099">
                <text:p>-0.4014195040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30326347006">
                <text:p>0.02303263470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9530673288">
                <text:p>0.3395306732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107326591189">
                <text:p>-0.01073265911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522126801917">
                <text:p>0.0522126801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8626374695">
                <text:p>0.1086263746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283480232488">
                <text:p>-0.2834802324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399742924646">
                <text:p>-0.3997429246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17494079228">
                <text:p>0.1174940792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42911350653">
                <text:p>0.3429113506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13106045662">
                <text:p>0.02131060456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68510103896">
                <text:p>-0.1685101038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519422738766">
                <text:p>-0.05194227387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229146954473">
                <text:p>-0.2291469544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316582398377">
                <text:p>-0.3165823983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57453435082">
                <text:p>0.2574534350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2456459831">
                <text:p>0.2424564598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760043200292">
                <text:p>-0.07600432002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0814149119">
                <text:p>0.060814149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902163065784">
                <text:p>-0.0902163065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315109302029">
                <text:p>-0.3151093020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32034895543">
                <text:p>-0.320348955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61303584762">
                <text:p>0.3613035847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94252375159">
                <text:p>0.2942523751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212779337056">
                <text:p>-0.212779337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972798056">
                <text:p>0.119727980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205380215552">
                <text:p>-0.2053802155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313771934174">
                <text:p>-0.3137719341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40019998443">
                <text:p>0.03400199984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06219633892">
                <text:p>0.3062196338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0915268548997">
                <text:p>-0.0009152685489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77454895461">
                <text:p>-0.07745489546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0949270763">
                <text:p>0.1509492707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675193386013">
                <text:p>-0.06751933860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55275730975">
                <text:p>-0.2552757309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68231666796">
                <text:p>-0.1682316667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246239882447">
                <text:p>-0.2462398824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78107244298">
                <text:p>0.278107244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49088942558">
                <text:p>0.1490889425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116186340312">
                <text:p>-0.1161863403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31230518408">
                <text:p>0.2312305184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92893486526">
                <text:p>-0.1928934865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511602170058">
                <text:p>-0.5116021700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69388699718">
                <text:p>0.06693886997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45169394873">
                <text:p>0.4451693948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4336344805">
                <text:p>0.12433634480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201699850112">
                <text:p>-0.2016998501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462934697829">
                <text:p>-0.4629346978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349262450114">
                <text:p>-0.3492624501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521436163522">
                <text:p>0.5214361635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57158822492">
                <text:p>0.3571588224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791673713364">
                <text:p>-0.07916737133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515221633092">
                <text:p>-0.5152216330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15438463725">
                <text:p>-0.315438463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8659703169">
                <text:p>0.386597031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55584788583">
                <text:p>0.3555847885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230795522109">
                <text:p>-0.2307955221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0735893377382">
                <text:p>-0.07358933773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394381795339">
                <text:p>-0.3943817953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385414395779">
                <text:p>-0.385414395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734941788">
                <text:p>0.48734941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6193809211">
                <text:p>0.4361938092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691420825571">
                <text:p>0.06914208255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18932759799">
                <text:p>-0.3189327597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582226558328">
                <text:p>-0.5822265583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08665378019">
                <text:p>-0.3086653780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16384311095">
                <text:p>0.6163843110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31681887479">
                <text:p>0.004316818874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15244623106">
                <text:p>-0.015244623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585091584362">
                <text:p>-0.5850915843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83729228228">
                <text:p>-0.3837292282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98810285181">
                <text:p>0.5988102851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66914235428">
                <text:p>0.5669142354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0663686659466">
                <text:p>-0.06636866594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97023197636">
                <text:p>-0.4970231976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79557568766">
                <text:p>-0.3795575687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52313363925">
                <text:p>0.752313363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08845829144">
                <text:p>0.5088458291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14405630454">
                <text:p>-0.2144056304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03505616486">
                <text:p>-0.2035056164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411475289762">
                <text:p>-0.4114752897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20889310678">
                <text:p>-0.1208893106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0484836503863">
                <text:p>-0.04848365038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0484836503863">
                <text:p>-0.04848365038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4656315553">
                <text:p>0.146563155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1319892872">
                <text:p>0.1513198928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123200029805">
                <text:p>-0.1232000298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369122152627">
                <text:p>-0.3691221526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369122152627">
                <text:p>-0.3691221526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369122152627">
                <text:p>-0.3691221526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21625581048">
                <text:p>0.4216255810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21625581048">
                <text:p>0.42162558104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21625581048">
                <text:p>0.4216255810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43134864755">
                <text:p>-0.2431348647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43134864755">
                <text:p>-0.2431348647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243134864755">
                <text:p>-0.2431348647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19755394235">
                <text:p>0.2197553942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19755394235">
                <text:p>0.2197553942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19755394235">
                <text:p>0.2197553942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419034058526">
                <text:p>-0.4190340585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419034058526">
                <text:p>-0.4190340585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419034058526">
                <text:p>-0.4190340585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93459392786">
                <text:p>0.4934593927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93459392786">
                <text:p>0.4934593927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93459392786">
                <text:p>0.4934593927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37777316868">
                <text:p>-0.237777316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37777316868">
                <text:p>-0.237777316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37777316868">
                <text:p>-0.2377773168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49612542447">
                <text:p>0.1496125424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33464844292">
                <text:p>0.1334648442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87670397758">
                <text:p>0.03876703977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